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f378" officeooo:paragraph-rsid="000d2e66"/>
    </style:style>
    <style:style style:name="P2" style:family="paragraph" style:parent-style-name="Standard">
      <style:text-properties officeooo:rsid="0009f378" officeooo:paragraph-rsid="0056ca32"/>
    </style:style>
    <style:style style:name="P3" style:family="paragraph" style:parent-style-name="Standard">
      <style:text-properties officeooo:rsid="0009f378" officeooo:paragraph-rsid="0092fd28"/>
    </style:style>
    <style:style style:name="P4" style:family="paragraph" style:parent-style-name="Standard">
      <style:text-properties officeooo:rsid="0009f378" officeooo:paragraph-rsid="00d428af"/>
    </style:style>
    <style:style style:name="P5" style:family="paragraph" style:parent-style-name="Standard">
      <style:text-properties officeooo:rsid="0009f378" officeooo:paragraph-rsid="010283ba"/>
    </style:style>
    <style:style style:name="P6" style:family="paragraph" style:parent-style-name="Standard">
      <style:text-properties officeooo:rsid="0009f378" officeooo:paragraph-rsid="0132c3fa"/>
    </style:style>
    <style:style style:name="P7" style:family="paragraph" style:parent-style-name="Standard">
      <style:text-properties officeooo:rsid="0009f378" officeooo:paragraph-rsid="016e66d5"/>
    </style:style>
    <style:style style:name="P8" style:family="paragraph" style:parent-style-name="Standard">
      <style:text-properties officeooo:rsid="0009f378" officeooo:paragraph-rsid="01a8b7f4"/>
    </style:style>
    <style:style style:name="P9" style:family="paragraph" style:parent-style-name="Standard">
      <style:text-properties officeooo:rsid="000dc367" officeooo:paragraph-rsid="000dc367"/>
    </style:style>
    <style:style style:name="P10" style:family="paragraph" style:parent-style-name="Standard">
      <style:text-properties officeooo:rsid="000dc367" officeooo:paragraph-rsid="0056ca32"/>
    </style:style>
    <style:style style:name="P11" style:family="paragraph" style:parent-style-name="Standard">
      <style:text-properties officeooo:rsid="001015df" officeooo:paragraph-rsid="001015df"/>
    </style:style>
    <style:style style:name="P12" style:family="paragraph" style:parent-style-name="Standard">
      <style:text-properties officeooo:rsid="001416e7" officeooo:paragraph-rsid="001416e7"/>
    </style:style>
    <style:style style:name="P13" style:family="paragraph" style:parent-style-name="Standard">
      <style:text-properties officeooo:rsid="00147ec0" officeooo:paragraph-rsid="00147ec0"/>
    </style:style>
    <style:style style:name="P14" style:family="paragraph" style:parent-style-name="Standard">
      <style:text-properties officeooo:rsid="001fd135" officeooo:paragraph-rsid="001fd135"/>
    </style:style>
    <style:style style:name="P15" style:family="paragraph" style:parent-style-name="Standard">
      <style:text-properties officeooo:rsid="002dc4c6" officeooo:paragraph-rsid="002dc4c6"/>
    </style:style>
    <style:style style:name="P16" style:family="paragraph" style:parent-style-name="Standard">
      <style:text-properties officeooo:rsid="002dc4c6" officeooo:paragraph-rsid="002ed3ab"/>
    </style:style>
    <style:style style:name="P17" style:family="paragraph" style:parent-style-name="Standard">
      <style:text-properties officeooo:rsid="002ed3ab" officeooo:paragraph-rsid="002ed3ab"/>
    </style:style>
    <style:style style:name="P18" style:family="paragraph" style:parent-style-name="Standard">
      <style:text-properties officeooo:rsid="002ed3ab" officeooo:paragraph-rsid="0037daed"/>
    </style:style>
    <style:style style:name="P19" style:family="paragraph" style:parent-style-name="Standard">
      <style:text-properties officeooo:rsid="0034c6b4" officeooo:paragraph-rsid="0034c6b4"/>
    </style:style>
    <style:style style:name="P20" style:family="paragraph" style:parent-style-name="Standard">
      <style:text-properties officeooo:rsid="003503f9" officeooo:paragraph-rsid="003503f9"/>
    </style:style>
    <style:style style:name="P21" style:family="paragraph" style:parent-style-name="Standard">
      <style:text-properties officeooo:rsid="0035be33" officeooo:paragraph-rsid="0035be33"/>
    </style:style>
    <style:style style:name="P22" style:family="paragraph" style:parent-style-name="Standard">
      <style:text-properties officeooo:rsid="00371671" officeooo:paragraph-rsid="00371671"/>
    </style:style>
    <style:style style:name="P23" style:family="paragraph" style:parent-style-name="Standard">
      <style:text-properties officeooo:rsid="00418a20" officeooo:paragraph-rsid="00418a20"/>
    </style:style>
    <style:style style:name="P24" style:family="paragraph" style:parent-style-name="Standard">
      <style:text-properties officeooo:rsid="0042a259" officeooo:paragraph-rsid="0042a259"/>
    </style:style>
    <style:style style:name="P25" style:family="paragraph" style:parent-style-name="Standard">
      <style:text-properties officeooo:rsid="004f2f3e" officeooo:paragraph-rsid="004f2f3e"/>
    </style:style>
    <style:style style:name="P26" style:family="paragraph" style:parent-style-name="Standard">
      <style:text-properties officeooo:rsid="004f39d0" officeooo:paragraph-rsid="004f39d0"/>
    </style:style>
    <style:style style:name="P27" style:family="paragraph" style:parent-style-name="Standard">
      <style:text-properties officeooo:rsid="004f39d0" officeooo:paragraph-rsid="0092fd28"/>
    </style:style>
    <style:style style:name="P28" style:family="paragraph" style:parent-style-name="Standard">
      <style:text-properties officeooo:rsid="004f39d0" officeooo:paragraph-rsid="00d428af"/>
    </style:style>
    <style:style style:name="P29" style:family="paragraph" style:parent-style-name="Standard">
      <style:text-properties officeooo:rsid="004f39d0" officeooo:paragraph-rsid="010283ba"/>
    </style:style>
    <style:style style:name="P30" style:family="paragraph" style:parent-style-name="Standard">
      <style:text-properties officeooo:rsid="004f39d0" officeooo:paragraph-rsid="0132c3fa"/>
    </style:style>
    <style:style style:name="P31" style:family="paragraph" style:parent-style-name="Standard">
      <style:text-properties officeooo:rsid="004f39d0" officeooo:paragraph-rsid="016e66d5"/>
    </style:style>
    <style:style style:name="P32" style:family="paragraph" style:parent-style-name="Standard">
      <style:text-properties officeooo:rsid="004f39d0" officeooo:paragraph-rsid="01a8b7f4"/>
    </style:style>
    <style:style style:name="P33" style:family="paragraph" style:parent-style-name="Standard">
      <style:text-properties officeooo:rsid="0056ca32" officeooo:paragraph-rsid="0056ca32"/>
    </style:style>
    <style:style style:name="P34" style:family="paragraph" style:parent-style-name="Standard">
      <style:text-properties officeooo:rsid="00573a3a" officeooo:paragraph-rsid="00573a3a"/>
    </style:style>
    <style:style style:name="P35" style:family="paragraph" style:parent-style-name="Standard">
      <style:text-properties officeooo:rsid="005ed450" officeooo:paragraph-rsid="005ed450"/>
    </style:style>
    <style:style style:name="P36" style:family="paragraph" style:parent-style-name="Standard">
      <style:text-properties officeooo:rsid="005fe2f1" officeooo:paragraph-rsid="005fe2f1"/>
    </style:style>
    <style:style style:name="P37" style:family="paragraph" style:parent-style-name="Standard">
      <style:text-properties officeooo:rsid="00607fc5" officeooo:paragraph-rsid="00607fc5"/>
    </style:style>
    <style:style style:name="P38" style:family="paragraph" style:parent-style-name="Standard">
      <style:text-properties officeooo:rsid="0060e62c" officeooo:paragraph-rsid="0060e62c"/>
    </style:style>
    <style:style style:name="P39" style:family="paragraph" style:parent-style-name="Standard">
      <style:text-properties officeooo:rsid="00635418" officeooo:paragraph-rsid="00635418"/>
    </style:style>
    <style:style style:name="P40" style:family="paragraph" style:parent-style-name="Standard">
      <style:text-properties officeooo:rsid="00635418" officeooo:paragraph-rsid="0079ba94"/>
    </style:style>
    <style:style style:name="P41" style:family="paragraph" style:parent-style-name="Standard">
      <style:text-properties officeooo:rsid="006494cd" officeooo:paragraph-rsid="006494cd"/>
    </style:style>
    <style:style style:name="P42" style:family="paragraph" style:parent-style-name="Standard">
      <style:text-properties officeooo:rsid="006494cd" officeooo:paragraph-rsid="008475d6"/>
    </style:style>
    <style:style style:name="P43" style:family="paragraph" style:parent-style-name="Standard">
      <style:text-properties officeooo:rsid="006494cd" officeooo:paragraph-rsid="0084fc3b"/>
    </style:style>
    <style:style style:name="P44" style:family="paragraph" style:parent-style-name="Standard">
      <style:text-properties officeooo:rsid="006494cd" officeooo:paragraph-rsid="0086c02a"/>
    </style:style>
    <style:style style:name="P45" style:family="paragraph" style:parent-style-name="Standard">
      <style:text-properties officeooo:rsid="00653453" officeooo:paragraph-rsid="00653453"/>
    </style:style>
    <style:style style:name="P46" style:family="paragraph" style:parent-style-name="Standard">
      <style:text-properties officeooo:rsid="0065c34c" officeooo:paragraph-rsid="0065c34c"/>
    </style:style>
    <style:style style:name="P47" style:family="paragraph" style:parent-style-name="Standard">
      <style:text-properties officeooo:rsid="0092fd28" officeooo:paragraph-rsid="0092fd28"/>
    </style:style>
    <style:style style:name="P48" style:family="paragraph" style:parent-style-name="Standard">
      <style:text-properties officeooo:rsid="009ba06a" officeooo:paragraph-rsid="009ba06a"/>
    </style:style>
    <style:style style:name="P49" style:family="paragraph" style:parent-style-name="Standard">
      <style:text-properties officeooo:rsid="009e05d2" officeooo:paragraph-rsid="009e05d2"/>
    </style:style>
    <style:style style:name="P50" style:family="paragraph" style:parent-style-name="Standard">
      <style:text-properties officeooo:rsid="00a85085" officeooo:paragraph-rsid="00a85085"/>
    </style:style>
    <style:style style:name="P51" style:family="paragraph" style:parent-style-name="Standard">
      <style:text-properties officeooo:rsid="00aea82c" officeooo:paragraph-rsid="00aea82c"/>
    </style:style>
    <style:style style:name="P52" style:family="paragraph" style:parent-style-name="Standard">
      <style:text-properties officeooo:rsid="00aea82c" officeooo:paragraph-rsid="00b862ce"/>
    </style:style>
    <style:style style:name="P53" style:family="paragraph" style:parent-style-name="Standard">
      <style:text-properties officeooo:rsid="00aea82c" officeooo:paragraph-rsid="00b97058"/>
    </style:style>
    <style:style style:name="P54" style:family="paragraph" style:parent-style-name="Standard">
      <style:text-properties officeooo:rsid="00bf6a16" officeooo:paragraph-rsid="00bf6a16"/>
    </style:style>
    <style:style style:name="P55" style:family="paragraph" style:parent-style-name="Standard">
      <style:text-properties officeooo:rsid="00c0b644" officeooo:paragraph-rsid="00c0b644"/>
    </style:style>
    <style:style style:name="P56" style:family="paragraph" style:parent-style-name="Standard">
      <style:text-properties officeooo:rsid="00c27f4c" officeooo:paragraph-rsid="00c27f4c"/>
    </style:style>
    <style:style style:name="P57" style:family="paragraph" style:parent-style-name="Standard">
      <style:text-properties officeooo:rsid="00c43210" officeooo:paragraph-rsid="00c43210"/>
    </style:style>
    <style:style style:name="P58" style:family="paragraph" style:parent-style-name="Standard">
      <style:text-properties officeooo:rsid="00c99d54" officeooo:paragraph-rsid="00c99d54"/>
    </style:style>
    <style:style style:name="P59" style:family="paragraph" style:parent-style-name="Standard">
      <style:text-properties officeooo:rsid="00cabd18" officeooo:paragraph-rsid="00cabd18"/>
    </style:style>
    <style:style style:name="P60" style:family="paragraph" style:parent-style-name="Standard">
      <style:text-properties officeooo:rsid="00cc4800" officeooo:paragraph-rsid="00cc4800"/>
    </style:style>
    <style:style style:name="P61" style:family="paragraph" style:parent-style-name="Standard">
      <style:text-properties officeooo:rsid="00ce3e9e" officeooo:paragraph-rsid="00ce3e9e"/>
    </style:style>
    <style:style style:name="P62" style:family="paragraph" style:parent-style-name="Standard">
      <style:text-properties officeooo:rsid="00ce7e5a" officeooo:paragraph-rsid="00ce7e5a"/>
    </style:style>
    <style:style style:name="P63" style:family="paragraph" style:parent-style-name="Standard">
      <style:text-properties officeooo:rsid="00d05a30" officeooo:paragraph-rsid="00d05a30"/>
    </style:style>
    <style:style style:name="P64" style:family="paragraph" style:parent-style-name="Standard">
      <style:text-properties officeooo:rsid="00d0e315" officeooo:paragraph-rsid="00d0e315"/>
    </style:style>
    <style:style style:name="P65" style:family="paragraph" style:parent-style-name="Standard">
      <style:text-properties officeooo:rsid="00d53e75" officeooo:paragraph-rsid="00d53e75"/>
    </style:style>
    <style:style style:name="P66" style:family="paragraph" style:parent-style-name="Standard">
      <style:text-properties officeooo:rsid="00d665e8" officeooo:paragraph-rsid="00d665e8"/>
    </style:style>
    <style:style style:name="P67" style:family="paragraph" style:parent-style-name="Standard">
      <style:text-properties officeooo:rsid="00db72e5" officeooo:paragraph-rsid="00d665e8"/>
    </style:style>
    <style:style style:name="P68" style:family="paragraph" style:parent-style-name="Standard">
      <style:text-properties officeooo:rsid="00df341e" officeooo:paragraph-rsid="00df341e"/>
    </style:style>
    <style:style style:name="P69" style:family="paragraph" style:parent-style-name="Standard">
      <style:text-properties officeooo:rsid="00e0d556" officeooo:paragraph-rsid="00e0d556"/>
    </style:style>
    <style:style style:name="P70" style:family="paragraph" style:parent-style-name="Standard">
      <style:text-properties officeooo:rsid="00e61bdc" officeooo:paragraph-rsid="00e61bdc"/>
    </style:style>
    <style:style style:name="P71" style:family="paragraph" style:parent-style-name="Standard">
      <style:text-properties officeooo:rsid="00ea3b0a" officeooo:paragraph-rsid="00ea3b0a"/>
    </style:style>
    <style:style style:name="P72" style:family="paragraph" style:parent-style-name="Standard">
      <style:text-properties officeooo:rsid="00ee3487" officeooo:paragraph-rsid="00ee3487"/>
    </style:style>
    <style:style style:name="P73" style:family="paragraph" style:parent-style-name="Standard">
      <style:text-properties officeooo:rsid="00f3047a" officeooo:paragraph-rsid="00f3047a"/>
    </style:style>
    <style:style style:name="P74" style:family="paragraph" style:parent-style-name="Standard">
      <style:text-properties officeooo:rsid="00fac6a3" officeooo:paragraph-rsid="00fac6a3"/>
    </style:style>
    <style:style style:name="P75" style:family="paragraph" style:parent-style-name="Standard">
      <style:text-properties officeooo:rsid="00fb34c7" officeooo:paragraph-rsid="00fb34c7"/>
    </style:style>
    <style:style style:name="P76" style:family="paragraph" style:parent-style-name="Standard">
      <style:text-properties officeooo:rsid="00b97058" officeooo:paragraph-rsid="00b97058"/>
    </style:style>
    <style:style style:name="P77" style:family="paragraph" style:parent-style-name="Standard">
      <style:text-properties officeooo:rsid="010283ba" officeooo:paragraph-rsid="010283ba"/>
    </style:style>
    <style:style style:name="P78" style:family="paragraph" style:parent-style-name="Standard">
      <style:text-properties officeooo:rsid="010309ec" officeooo:paragraph-rsid="010309ec"/>
    </style:style>
    <style:style style:name="P79" style:family="paragraph" style:parent-style-name="Standard">
      <style:text-properties officeooo:rsid="01080eb6" officeooo:paragraph-rsid="01080eb6"/>
    </style:style>
    <style:style style:name="P80" style:family="paragraph" style:parent-style-name="Standard">
      <style:text-properties officeooo:rsid="01083e33" officeooo:paragraph-rsid="01083e33"/>
    </style:style>
    <style:style style:name="P81" style:family="paragraph" style:parent-style-name="Standard">
      <style:text-properties officeooo:rsid="010af7bc" officeooo:paragraph-rsid="010af7bc"/>
    </style:style>
    <style:style style:name="P82" style:family="paragraph" style:parent-style-name="Standard">
      <style:text-properties officeooo:rsid="0114b3cc" officeooo:paragraph-rsid="0114b3cc"/>
    </style:style>
    <style:style style:name="P83" style:family="paragraph" style:parent-style-name="Standard">
      <style:text-properties officeooo:rsid="0119e04f" officeooo:paragraph-rsid="0119e04f"/>
    </style:style>
    <style:style style:name="P84" style:family="paragraph" style:parent-style-name="Standard">
      <style:text-properties officeooo:rsid="01248cef" officeooo:paragraph-rsid="01248cef"/>
    </style:style>
    <style:style style:name="P85" style:family="paragraph" style:parent-style-name="Standard">
      <style:text-properties officeooo:rsid="01264aeb" officeooo:paragraph-rsid="01264aeb"/>
    </style:style>
    <style:style style:name="P86" style:family="paragraph" style:parent-style-name="Standard">
      <style:text-properties officeooo:rsid="012aedd3" officeooo:paragraph-rsid="012aedd3"/>
    </style:style>
    <style:style style:name="P87" style:family="paragraph" style:parent-style-name="Standard">
      <style:text-properties officeooo:rsid="0132c3fa" officeooo:paragraph-rsid="0132c3fa"/>
    </style:style>
    <style:style style:name="P88" style:family="paragraph" style:parent-style-name="Standard">
      <style:text-properties officeooo:rsid="013adb02" officeooo:paragraph-rsid="013adb02"/>
    </style:style>
    <style:style style:name="P89" style:family="paragraph" style:parent-style-name="Standard">
      <style:text-properties officeooo:rsid="013eef70" officeooo:paragraph-rsid="013eef70"/>
    </style:style>
    <style:style style:name="P90" style:family="paragraph" style:parent-style-name="Standard">
      <style:text-properties officeooo:rsid="01438206" officeooo:paragraph-rsid="01438206"/>
    </style:style>
    <style:style style:name="P91" style:family="paragraph" style:parent-style-name="Standard">
      <style:text-properties officeooo:rsid="014c57ee" officeooo:paragraph-rsid="014c57ee"/>
    </style:style>
    <style:style style:name="P92" style:family="paragraph" style:parent-style-name="Standard">
      <style:text-properties officeooo:rsid="01516496" officeooo:paragraph-rsid="01516496"/>
    </style:style>
    <style:style style:name="P93" style:family="paragraph" style:parent-style-name="Standard">
      <style:text-properties officeooo:rsid="0155cb91" officeooo:paragraph-rsid="0155cb91"/>
    </style:style>
    <style:style style:name="P94" style:family="paragraph" style:parent-style-name="Standard">
      <style:text-properties officeooo:rsid="0156d64b" officeooo:paragraph-rsid="0156d64b"/>
    </style:style>
    <style:style style:name="P95" style:family="paragraph" style:parent-style-name="Standard">
      <style:text-properties officeooo:rsid="015bfeff" officeooo:paragraph-rsid="015bfeff"/>
    </style:style>
    <style:style style:name="P96" style:family="paragraph" style:parent-style-name="Standard">
      <style:text-properties officeooo:rsid="015dbb30" officeooo:paragraph-rsid="015dbb30"/>
    </style:style>
    <style:style style:name="P97" style:family="paragraph" style:parent-style-name="Standard">
      <style:text-properties officeooo:rsid="016041b4" officeooo:paragraph-rsid="016041b4"/>
    </style:style>
    <style:style style:name="P98" style:family="paragraph" style:parent-style-name="Standard">
      <style:text-properties officeooo:rsid="01670174" officeooo:paragraph-rsid="01670174"/>
    </style:style>
    <style:style style:name="P99" style:family="paragraph" style:parent-style-name="Standard">
      <style:text-properties officeooo:rsid="016e66d5" officeooo:paragraph-rsid="016e66d5"/>
    </style:style>
    <style:style style:name="P100" style:family="paragraph" style:parent-style-name="Standard">
      <style:text-properties officeooo:rsid="016ec58f" officeooo:paragraph-rsid="016ec58f"/>
    </style:style>
    <style:style style:name="P101" style:family="paragraph" style:parent-style-name="Standard">
      <style:text-properties officeooo:rsid="0170e01d" officeooo:paragraph-rsid="0170e01d"/>
    </style:style>
    <style:style style:name="P102" style:family="paragraph" style:parent-style-name="Standard">
      <style:text-properties officeooo:rsid="01776f69" officeooo:paragraph-rsid="01776f69"/>
    </style:style>
    <style:style style:name="P103" style:family="paragraph" style:parent-style-name="Standard">
      <style:text-properties officeooo:rsid="017a3c97" officeooo:paragraph-rsid="017a3c97"/>
    </style:style>
    <style:style style:name="P104" style:family="paragraph" style:parent-style-name="Standard">
      <style:text-properties officeooo:rsid="01830e36" officeooo:paragraph-rsid="01830e36"/>
    </style:style>
    <style:style style:name="P105" style:family="paragraph" style:parent-style-name="Standard">
      <style:text-properties officeooo:rsid="01837030" officeooo:paragraph-rsid="01837030"/>
    </style:style>
    <style:style style:name="P106" style:family="paragraph" style:parent-style-name="Standard">
      <style:text-properties officeooo:rsid="0184b318" officeooo:paragraph-rsid="0184b318"/>
    </style:style>
    <style:style style:name="P107" style:family="paragraph" style:parent-style-name="Standard">
      <style:text-properties officeooo:rsid="0184b318" officeooo:paragraph-rsid="01878fe1"/>
    </style:style>
    <style:style style:name="P108" style:family="paragraph" style:parent-style-name="Standard">
      <style:text-properties officeooo:rsid="0191f5d0" officeooo:paragraph-rsid="0191f5d0"/>
    </style:style>
    <style:style style:name="P109" style:family="paragraph" style:parent-style-name="Standard">
      <style:text-properties officeooo:rsid="019b6a57" officeooo:paragraph-rsid="019b6a57"/>
    </style:style>
    <style:style style:name="P110" style:family="paragraph" style:parent-style-name="Standard">
      <style:text-properties officeooo:rsid="01a02047" officeooo:paragraph-rsid="01a02047"/>
    </style:style>
    <style:style style:name="P111" style:family="paragraph" style:parent-style-name="Standard">
      <style:text-properties officeooo:rsid="01a2b9f1" officeooo:paragraph-rsid="01a2b9f1"/>
    </style:style>
    <style:style style:name="P112" style:family="paragraph" style:parent-style-name="Standard">
      <style:text-properties officeooo:rsid="01a8b7f4" officeooo:paragraph-rsid="01a8b7f4"/>
    </style:style>
    <style:style style:name="P113" style:family="paragraph" style:parent-style-name="Standard">
      <style:text-properties officeooo:rsid="01a8b7f4" officeooo:paragraph-rsid="01a8b7f4"/>
    </style:style>
    <style:style style:name="P114" style:family="paragraph" style:parent-style-name="Standard">
      <style:text-properties officeooo:rsid="01a8c442" officeooo:paragraph-rsid="01a8b7f4"/>
    </style:style>
    <style:style style:name="P115" style:family="paragraph" style:parent-style-name="Standard">
      <style:text-properties officeooo:rsid="01a8c442" officeooo:paragraph-rsid="01a8c442"/>
    </style:style>
    <style:style style:name="P116" style:family="paragraph" style:parent-style-name="Standard">
      <style:text-properties officeooo:rsid="01ae975a" officeooo:paragraph-rsid="01ae975a"/>
    </style:style>
    <style:style style:name="P117" style:family="paragraph" style:parent-style-name="Standard">
      <style:text-properties officeooo:rsid="01b03b50" officeooo:paragraph-rsid="01b03b50"/>
    </style:style>
    <style:style style:name="P118" style:family="paragraph" style:parent-style-name="Standard">
      <style:text-properties officeooo:rsid="01b4736f" officeooo:paragraph-rsid="01b4736f"/>
    </style:style>
    <style:style style:name="P119" style:family="paragraph" style:parent-style-name="Standard">
      <style:text-properties officeooo:rsid="01b9caad" officeooo:paragraph-rsid="01b9caad"/>
    </style:style>
    <style:style style:name="P120" style:family="paragraph" style:parent-style-name="Standard">
      <style:text-properties officeooo:rsid="01bb5072" officeooo:paragraph-rsid="01bb5072"/>
    </style:style>
    <style:style style:name="P121" style:family="paragraph" style:parent-style-name="Standard">
      <style:text-properties officeooo:rsid="01c7f977" officeooo:paragraph-rsid="01c7f977"/>
    </style:style>
    <style:style style:name="P122" style:family="paragraph" style:parent-style-name="Standard">
      <style:text-properties officeooo:rsid="01d0826d" officeooo:paragraph-rsid="01d0826d"/>
    </style:style>
    <style:style style:name="P123" style:family="paragraph" style:parent-style-name="Standard">
      <style:text-properties officeooo:rsid="01d31cb2" officeooo:paragraph-rsid="01d31cb2"/>
    </style:style>
    <style:style style:name="P124" style:family="paragraph" style:parent-style-name="Standard">
      <style:text-properties officeooo:rsid="01d3902c" officeooo:paragraph-rsid="01d3902c"/>
    </style:style>
    <style:style style:name="P125" style:family="paragraph" style:parent-style-name="Standard">
      <style:text-properties officeooo:rsid="01d457e8" officeooo:paragraph-rsid="01d457e8"/>
    </style:style>
    <style:style style:name="P126" style:family="paragraph" style:parent-style-name="Standard">
      <style:text-properties officeooo:rsid="01d65ea8" officeooo:paragraph-rsid="01d65ea8"/>
    </style:style>
    <style:style style:name="P127" style:family="paragraph" style:parent-style-name="Standard">
      <style:text-properties officeooo:rsid="01d85e8d" officeooo:paragraph-rsid="01d85e8d"/>
    </style:style>
    <style:style style:name="P128" style:family="paragraph" style:parent-style-name="Standard">
      <style:text-properties officeooo:rsid="01d85e8d" officeooo:paragraph-rsid="01d8907b"/>
    </style:style>
    <style:style style:name="P129" style:family="paragraph" style:parent-style-name="Standard">
      <style:text-properties officeooo:rsid="01d8d475" officeooo:paragraph-rsid="01d8d475"/>
    </style:style>
    <style:style style:name="P130" style:family="paragraph" style:parent-style-name="Standard">
      <style:text-properties officeooo:rsid="01dc7eb6" officeooo:paragraph-rsid="01dc7eb6"/>
    </style:style>
    <style:style style:name="P131" style:family="paragraph" style:parent-style-name="Standard">
      <style:text-properties officeooo:rsid="01ddfadd" officeooo:paragraph-rsid="01ddfadd"/>
    </style:style>
    <style:style style:name="P132" style:family="paragraph" style:parent-style-name="Standard">
      <style:text-properties officeooo:rsid="01e04f67" officeooo:paragraph-rsid="01e04f67"/>
    </style:style>
    <style:style style:name="P133" style:family="paragraph" style:parent-style-name="Standard">
      <style:text-properties officeooo:rsid="01e2500a" officeooo:paragraph-rsid="01e2500a"/>
    </style:style>
    <style:style style:name="P134" style:family="paragraph" style:parent-style-name="Standard">
      <style:text-properties officeooo:rsid="01e2b3a4" officeooo:paragraph-rsid="01e2b3a4"/>
    </style:style>
    <style:style style:name="P135" style:family="paragraph" style:parent-style-name="Standard">
      <style:text-properties officeooo:rsid="004f39d0" officeooo:paragraph-rsid="01e2c599"/>
    </style:style>
    <style:style style:name="P136" style:family="paragraph" style:parent-style-name="Standard">
      <style:text-properties officeooo:rsid="004f39d0" officeooo:paragraph-rsid="021f762d"/>
    </style:style>
    <style:style style:name="P137" style:family="paragraph" style:parent-style-name="Standard">
      <style:text-properties officeooo:rsid="0009f378" officeooo:paragraph-rsid="01e2c599"/>
    </style:style>
    <style:style style:name="P138" style:family="paragraph" style:parent-style-name="Standard">
      <style:text-properties officeooo:rsid="0009f378" officeooo:paragraph-rsid="021f762d"/>
    </style:style>
    <style:style style:name="P139" style:family="paragraph" style:parent-style-name="Standard">
      <style:text-properties officeooo:rsid="01e3f296" officeooo:paragraph-rsid="01e3f296"/>
    </style:style>
    <style:style style:name="P140" style:family="paragraph" style:parent-style-name="Standard">
      <style:text-properties officeooo:rsid="01e4bc32" officeooo:paragraph-rsid="01e4bc32"/>
    </style:style>
    <style:style style:name="P141" style:family="paragraph" style:parent-style-name="Standard">
      <style:text-properties officeooo:rsid="01e5f138" officeooo:paragraph-rsid="01e5f138"/>
    </style:style>
    <style:style style:name="P142" style:family="paragraph" style:parent-style-name="Standard">
      <style:text-properties officeooo:rsid="01e5f138" officeooo:paragraph-rsid="01e609d6"/>
    </style:style>
    <style:style style:name="P143" style:family="paragraph" style:parent-style-name="Standard">
      <style:text-properties officeooo:rsid="01e69047" officeooo:paragraph-rsid="01e69047"/>
    </style:style>
    <style:style style:name="P144" style:family="paragraph" style:parent-style-name="Standard">
      <style:text-properties officeooo:rsid="01f524b5" officeooo:paragraph-rsid="01f524b5"/>
    </style:style>
    <style:style style:name="P145" style:family="paragraph" style:parent-style-name="Standard">
      <style:text-properties officeooo:rsid="01f5f459" officeooo:paragraph-rsid="01f5f459"/>
    </style:style>
    <style:style style:name="P146" style:family="paragraph" style:parent-style-name="Standard">
      <style:text-properties officeooo:rsid="0205a422" officeooo:paragraph-rsid="0205a422"/>
    </style:style>
    <style:style style:name="P147" style:family="paragraph" style:parent-style-name="Standard">
      <style:text-properties officeooo:rsid="020feeac" officeooo:paragraph-rsid="020feeac"/>
    </style:style>
    <style:style style:name="P148" style:family="paragraph" style:parent-style-name="Standard">
      <style:text-properties officeooo:rsid="0211a7d4" officeooo:paragraph-rsid="0211a7d4"/>
    </style:style>
    <style:style style:name="P149" style:family="paragraph" style:parent-style-name="Standard">
      <style:text-properties officeooo:rsid="021216ef" officeooo:paragraph-rsid="021216ef"/>
    </style:style>
    <style:style style:name="P150" style:family="paragraph" style:parent-style-name="Standard">
      <style:text-properties officeooo:rsid="021398ff" officeooo:paragraph-rsid="021398ff"/>
    </style:style>
    <style:style style:name="P151" style:family="paragraph" style:parent-style-name="Standard">
      <style:text-properties officeooo:rsid="0215ddd6" officeooo:paragraph-rsid="0215ddd6"/>
    </style:style>
    <style:style style:name="P152" style:family="paragraph" style:parent-style-name="Standard">
      <style:text-properties officeooo:rsid="021972b4" officeooo:paragraph-rsid="021972b4"/>
    </style:style>
    <style:style style:name="P153" style:family="paragraph" style:parent-style-name="Standard">
      <style:text-properties officeooo:rsid="021a7d61" officeooo:paragraph-rsid="021a7d61"/>
    </style:style>
    <style:style style:name="P154" style:family="paragraph" style:parent-style-name="Standard">
      <style:text-properties officeooo:rsid="021bc7b6" officeooo:paragraph-rsid="021bc7b6"/>
    </style:style>
    <style:style style:name="P155" style:family="paragraph" style:parent-style-name="Standard">
      <style:text-properties officeooo:rsid="021f762d" officeooo:paragraph-rsid="021f762d"/>
    </style:style>
    <style:style style:name="P156" style:family="paragraph" style:parent-style-name="Standard">
      <style:text-properties officeooo:rsid="0223375a" officeooo:paragraph-rsid="0223375a"/>
    </style:style>
    <style:style style:name="P157" style:family="paragraph" style:parent-style-name="Standard">
      <style:text-properties officeooo:rsid="0225f27d" officeooo:paragraph-rsid="0225f27d"/>
    </style:style>
    <style:style style:name="P158" style:family="paragraph" style:parent-style-name="Standard">
      <style:text-properties officeooo:rsid="022c4c03" officeooo:paragraph-rsid="022c4c03"/>
    </style:style>
    <style:style style:name="P159" style:family="paragraph" style:parent-style-name="Standard">
      <style:text-properties officeooo:rsid="023398e5" officeooo:paragraph-rsid="023398e5"/>
    </style:style>
    <style:style style:name="P160" style:family="paragraph" style:parent-style-name="Standard">
      <style:text-properties officeooo:rsid="0241204f" officeooo:paragraph-rsid="0241204f"/>
    </style:style>
    <style:style style:name="P161" style:family="paragraph" style:parent-style-name="Standard">
      <style:text-properties officeooo:rsid="02492945" officeooo:paragraph-rsid="02492945"/>
    </style:style>
    <style:style style:name="P162" style:family="paragraph" style:parent-style-name="Standard">
      <style:text-properties officeooo:rsid="0255283a" officeooo:paragraph-rsid="0255283a"/>
    </style:style>
    <style:style style:name="P163" style:family="paragraph" style:parent-style-name="Standard">
      <style:text-properties officeooo:rsid="0258c650" officeooo:paragraph-rsid="0258c650"/>
    </style:style>
    <style:style style:name="T1" style:family="text">
      <style:text-properties officeooo:rsid="000e7013"/>
    </style:style>
    <style:style style:name="T2" style:family="text">
      <style:text-properties officeooo:rsid="00134f9e"/>
    </style:style>
    <style:style style:name="T3" style:family="text">
      <style:text-properties officeooo:rsid="0013e129"/>
    </style:style>
    <style:style style:name="T4" style:family="text">
      <style:text-properties officeooo:rsid="001791e8"/>
    </style:style>
    <style:style style:name="T5" style:family="text">
      <style:text-properties officeooo:rsid="0018eb2d"/>
    </style:style>
    <style:style style:name="T6" style:family="text">
      <style:text-properties officeooo:rsid="001b14f5"/>
    </style:style>
    <style:style style:name="T7" style:family="text">
      <style:text-properties officeooo:rsid="001c1ab0"/>
    </style:style>
    <style:style style:name="T8" style:family="text">
      <style:text-properties officeooo:rsid="001ce998"/>
    </style:style>
    <style:style style:name="T9" style:family="text">
      <style:text-properties officeooo:rsid="001f0dda"/>
    </style:style>
    <style:style style:name="T10" style:family="text">
      <style:text-properties officeooo:rsid="0022e7b2"/>
    </style:style>
    <style:style style:name="T11" style:family="text">
      <style:text-properties officeooo:rsid="002565ca"/>
    </style:style>
    <style:style style:name="T12" style:family="text">
      <style:text-properties officeooo:rsid="002601f2"/>
    </style:style>
    <style:style style:name="T13" style:family="text">
      <style:text-properties officeooo:rsid="0027eb04"/>
    </style:style>
    <style:style style:name="T14" style:family="text">
      <style:text-properties officeooo:rsid="0029dc40"/>
    </style:style>
    <style:style style:name="T15" style:family="text">
      <style:text-properties officeooo:rsid="002ad889"/>
    </style:style>
    <style:style style:name="T16" style:family="text">
      <style:text-properties officeooo:rsid="002c2110"/>
    </style:style>
    <style:style style:name="T17" style:family="text">
      <style:text-properties officeooo:rsid="002ed3ab"/>
    </style:style>
    <style:style style:name="T18" style:family="text">
      <style:text-properties officeooo:rsid="00305bd4"/>
    </style:style>
    <style:style style:name="T19" style:family="text">
      <style:text-properties officeooo:rsid="0034c6b4"/>
    </style:style>
    <style:style style:name="T20" style:family="text">
      <style:text-properties officeooo:rsid="003503f9"/>
    </style:style>
    <style:style style:name="T21" style:family="text">
      <style:text-properties officeooo:rsid="0035afec"/>
    </style:style>
    <style:style style:name="T22" style:family="text">
      <style:text-properties officeooo:rsid="003602ed"/>
    </style:style>
    <style:style style:name="T23" style:family="text">
      <style:text-properties officeooo:rsid="003a3615"/>
    </style:style>
    <style:style style:name="T24" style:family="text">
      <style:text-properties officeooo:rsid="003a96c8"/>
    </style:style>
    <style:style style:name="T25" style:family="text">
      <style:text-properties officeooo:rsid="003c773e"/>
    </style:style>
    <style:style style:name="T26" style:family="text">
      <style:text-properties officeooo:rsid="003e61b5"/>
    </style:style>
    <style:style style:name="T27" style:family="text">
      <style:text-properties officeooo:rsid="003fd635"/>
    </style:style>
    <style:style style:name="T28" style:family="text">
      <style:text-properties officeooo:rsid="0040babb"/>
    </style:style>
    <style:style style:name="T29" style:family="text">
      <style:text-properties officeooo:rsid="00425822"/>
    </style:style>
    <style:style style:name="T30" style:family="text">
      <style:text-properties officeooo:rsid="00440561"/>
    </style:style>
    <style:style style:name="T31" style:family="text">
      <style:text-properties officeooo:rsid="004476a5"/>
    </style:style>
    <style:style style:name="T32" style:family="text">
      <style:text-properties officeooo:rsid="0044e476"/>
    </style:style>
    <style:style style:name="T33" style:family="text">
      <style:text-properties officeooo:rsid="0046086b"/>
    </style:style>
    <style:style style:name="T34" style:family="text">
      <style:text-properties officeooo:rsid="00483c91"/>
    </style:style>
    <style:style style:name="T35" style:family="text">
      <style:text-properties officeooo:rsid="004a10c3"/>
    </style:style>
    <style:style style:name="T36" style:family="text">
      <style:text-properties officeooo:rsid="004ad977"/>
    </style:style>
    <style:style style:name="T37" style:family="text">
      <style:text-properties officeooo:rsid="004b2062"/>
    </style:style>
    <style:style style:name="T38" style:family="text">
      <style:text-properties officeooo:rsid="004c9f29"/>
    </style:style>
    <style:style style:name="T39" style:family="text">
      <style:text-properties officeooo:rsid="00506428"/>
    </style:style>
    <style:style style:name="T40" style:family="text">
      <style:text-properties officeooo:rsid="00507c3e"/>
    </style:style>
    <style:style style:name="T41" style:family="text">
      <style:text-properties officeooo:rsid="0050ec78"/>
    </style:style>
    <style:style style:name="T42" style:family="text">
      <style:text-properties officeooo:rsid="00521e61"/>
    </style:style>
    <style:style style:name="T43" style:family="text">
      <style:text-properties officeooo:rsid="0054a616"/>
    </style:style>
    <style:style style:name="T44" style:family="text">
      <style:text-properties officeooo:rsid="0056ca32"/>
    </style:style>
    <style:style style:name="T45" style:family="text">
      <style:text-properties officeooo:rsid="00573a3a"/>
    </style:style>
    <style:style style:name="T46" style:family="text">
      <style:text-properties officeooo:rsid="00574ecc"/>
    </style:style>
    <style:style style:name="T47" style:family="text">
      <style:text-properties officeooo:rsid="005aaa68"/>
    </style:style>
    <style:style style:name="T48" style:family="text">
      <style:text-properties officeooo:rsid="005bb907"/>
    </style:style>
    <style:style style:name="T49" style:family="text">
      <style:text-properties officeooo:rsid="005d2add"/>
    </style:style>
    <style:style style:name="T50" style:family="text">
      <style:text-properties officeooo:rsid="005e06b1"/>
    </style:style>
    <style:style style:name="T51" style:family="text">
      <style:text-properties officeooo:rsid="00607fc5"/>
    </style:style>
    <style:style style:name="T52" style:family="text">
      <style:text-properties officeooo:rsid="0060e62c"/>
    </style:style>
    <style:style style:name="T53" style:family="text">
      <style:text-properties officeooo:rsid="00620905"/>
    </style:style>
    <style:style style:name="T54" style:family="text">
      <style:text-properties officeooo:rsid="006494cd"/>
    </style:style>
    <style:style style:name="T55" style:family="text">
      <style:text-properties officeooo:rsid="00653453"/>
    </style:style>
    <style:style style:name="T56" style:family="text">
      <style:text-properties officeooo:rsid="0065c34c"/>
    </style:style>
    <style:style style:name="T57" style:family="text">
      <style:text-properties officeooo:rsid="0067360b"/>
    </style:style>
    <style:style style:name="T58" style:family="text">
      <style:text-properties officeooo:rsid="00685692"/>
    </style:style>
    <style:style style:name="T59" style:family="text">
      <style:text-properties officeooo:rsid="00691715"/>
    </style:style>
    <style:style style:name="T60" style:family="text">
      <style:text-properties officeooo:rsid="006a1ed0"/>
    </style:style>
    <style:style style:name="T61" style:family="text">
      <style:text-properties officeooo:rsid="006c4c2d"/>
    </style:style>
    <style:style style:name="T62" style:family="text">
      <style:text-properties officeooo:rsid="006c5e72"/>
    </style:style>
    <style:style style:name="T63" style:family="text">
      <style:text-properties officeooo:rsid="006e2cf7"/>
    </style:style>
    <style:style style:name="T64" style:family="text">
      <style:text-properties officeooo:rsid="006efd42"/>
    </style:style>
    <style:style style:name="T65" style:family="text">
      <style:text-properties officeooo:rsid="00706991"/>
    </style:style>
    <style:style style:name="T66" style:family="text">
      <style:text-properties officeooo:rsid="0071c215"/>
    </style:style>
    <style:style style:name="T67" style:family="text">
      <style:text-properties officeooo:rsid="0071fe0a"/>
    </style:style>
    <style:style style:name="T68" style:family="text">
      <style:text-properties officeooo:rsid="0073a32f"/>
    </style:style>
    <style:style style:name="T69" style:family="text">
      <style:text-properties officeooo:rsid="007740ab"/>
    </style:style>
    <style:style style:name="T70" style:family="text">
      <style:text-properties officeooo:rsid="0078b1a1"/>
    </style:style>
    <style:style style:name="T71" style:family="text">
      <style:text-properties officeooo:rsid="007987f4"/>
    </style:style>
    <style:style style:name="T72" style:family="text">
      <style:text-properties officeooo:rsid="0079ba94"/>
    </style:style>
    <style:style style:name="T73" style:family="text">
      <style:text-properties officeooo:rsid="007f774c"/>
    </style:style>
    <style:style style:name="T74" style:family="text">
      <style:text-properties officeooo:rsid="00834619"/>
    </style:style>
    <style:style style:name="T75" style:family="text">
      <style:text-properties officeooo:rsid="0084fc3b"/>
    </style:style>
    <style:style style:name="T76" style:family="text">
      <style:text-properties officeooo:rsid="0086c02a"/>
    </style:style>
    <style:style style:name="T77" style:family="text">
      <style:text-properties officeooo:rsid="00876010"/>
    </style:style>
    <style:style style:name="T78" style:family="text">
      <style:text-properties officeooo:rsid="008923d9"/>
    </style:style>
    <style:style style:name="T79" style:family="text">
      <style:text-properties officeooo:rsid="008d256f"/>
    </style:style>
    <style:style style:name="T80" style:family="text">
      <style:text-properties officeooo:rsid="00908f81"/>
    </style:style>
    <style:style style:name="T81" style:family="text">
      <style:text-properties officeooo:rsid="009215e2"/>
    </style:style>
    <style:style style:name="T82" style:family="text">
      <style:text-properties officeooo:rsid="0092fd28"/>
    </style:style>
    <style:style style:name="T83" style:family="text">
      <style:text-properties officeooo:rsid="00944611"/>
    </style:style>
    <style:style style:name="T84" style:family="text">
      <style:text-properties officeooo:rsid="00960a76"/>
    </style:style>
    <style:style style:name="T85" style:family="text">
      <style:text-properties officeooo:rsid="0097b2b9"/>
    </style:style>
    <style:style style:name="T86" style:family="text">
      <style:text-properties officeooo:rsid="009af545"/>
    </style:style>
    <style:style style:name="T87" style:family="text">
      <style:text-properties officeooo:rsid="009b0ff2"/>
    </style:style>
    <style:style style:name="T88" style:family="text">
      <style:text-properties officeooo:rsid="009b3176"/>
    </style:style>
    <style:style style:name="T89" style:family="text">
      <style:text-properties officeooo:rsid="009b70df"/>
    </style:style>
    <style:style style:name="T90" style:family="text">
      <style:text-properties officeooo:rsid="009c75e5"/>
    </style:style>
    <style:style style:name="T91" style:family="text">
      <style:text-properties officeooo:rsid="009e0417"/>
    </style:style>
    <style:style style:name="T92" style:family="text">
      <style:text-properties officeooo:rsid="009f8401"/>
    </style:style>
    <style:style style:name="T93" style:family="text">
      <style:text-properties officeooo:rsid="00a0b53b"/>
    </style:style>
    <style:style style:name="T94" style:family="text">
      <style:text-properties officeooo:rsid="00a20f97"/>
    </style:style>
    <style:style style:name="T95" style:family="text">
      <style:text-properties officeooo:rsid="00a370c4"/>
    </style:style>
    <style:style style:name="T96" style:family="text">
      <style:text-properties officeooo:rsid="00a5339b"/>
    </style:style>
    <style:style style:name="T97" style:family="text">
      <style:text-properties officeooo:rsid="00a5da50"/>
    </style:style>
    <style:style style:name="T98" style:family="text">
      <style:text-properties officeooo:rsid="00a9c063"/>
    </style:style>
    <style:style style:name="T99" style:family="text">
      <style:text-properties officeooo:rsid="00ab1456"/>
    </style:style>
    <style:style style:name="T100" style:family="text">
      <style:text-properties officeooo:rsid="00acd2ad"/>
    </style:style>
    <style:style style:name="T101" style:family="text">
      <style:text-properties officeooo:rsid="00ad59aa"/>
    </style:style>
    <style:style style:name="T102" style:family="text">
      <style:text-properties officeooo:rsid="00b002e0"/>
    </style:style>
    <style:style style:name="T103" style:family="text">
      <style:text-properties officeooo:rsid="00b1bfb8"/>
    </style:style>
    <style:style style:name="T104" style:family="text">
      <style:text-properties officeooo:rsid="00b2c5af"/>
    </style:style>
    <style:style style:name="T105" style:family="text">
      <style:text-properties officeooo:rsid="00b35383"/>
    </style:style>
    <style:style style:name="T106" style:family="text">
      <style:text-properties officeooo:rsid="00b41bb4"/>
    </style:style>
    <style:style style:name="T107" style:family="text">
      <style:text-properties officeooo:rsid="00b60dfd"/>
    </style:style>
    <style:style style:name="T108" style:family="text">
      <style:text-properties officeooo:rsid="00b7cae1"/>
    </style:style>
    <style:style style:name="T109" style:family="text">
      <style:text-properties officeooo:rsid="00bc11fd"/>
    </style:style>
    <style:style style:name="T110" style:family="text">
      <style:text-properties officeooo:rsid="00bddd10"/>
    </style:style>
    <style:style style:name="T111" style:family="text">
      <style:text-properties officeooo:rsid="00c0b644"/>
    </style:style>
    <style:style style:name="T112" style:family="text">
      <style:text-properties officeooo:rsid="00c27f4c"/>
    </style:style>
    <style:style style:name="T113" style:family="text">
      <style:text-properties officeooo:rsid="00c43210"/>
    </style:style>
    <style:style style:name="T114" style:family="text">
      <style:text-properties officeooo:rsid="00c5ab12"/>
    </style:style>
    <style:style style:name="T115" style:family="text">
      <style:text-properties officeooo:rsid="00c7e0cf"/>
    </style:style>
    <style:style style:name="T116" style:family="text">
      <style:text-properties officeooo:rsid="00cabd18"/>
    </style:style>
    <style:style style:name="T117" style:family="text">
      <style:text-properties officeooo:rsid="00cb70f2"/>
    </style:style>
    <style:style style:name="T118" style:family="text">
      <style:text-properties officeooo:rsid="00cc4800"/>
    </style:style>
    <style:style style:name="T119" style:family="text">
      <style:text-properties officeooo:rsid="00cd61bf"/>
    </style:style>
    <style:style style:name="T120" style:family="text">
      <style:text-properties officeooo:rsid="00ce7e5a"/>
    </style:style>
    <style:style style:name="T121" style:family="text">
      <style:text-properties officeooo:rsid="00cf12a1"/>
    </style:style>
    <style:style style:name="T122" style:family="text">
      <style:text-properties officeooo:rsid="00d05a30"/>
    </style:style>
    <style:style style:name="T123" style:family="text">
      <style:text-properties officeooo:rsid="00d0e315"/>
    </style:style>
    <style:style style:name="T124" style:family="text">
      <style:text-properties officeooo:rsid="00d2c0c1"/>
    </style:style>
    <style:style style:name="T125" style:family="text">
      <style:text-properties officeooo:rsid="00d402ae"/>
    </style:style>
    <style:style style:name="T126" style:family="text">
      <style:text-properties officeooo:rsid="00d428af"/>
    </style:style>
    <style:style style:name="T127" style:family="text">
      <style:text-properties officeooo:rsid="00d8d95f"/>
    </style:style>
    <style:style style:name="T128" style:family="text">
      <style:text-properties officeooo:rsid="00da6ed8"/>
    </style:style>
    <style:style style:name="T129" style:family="text">
      <style:text-properties officeooo:rsid="00db3a69"/>
    </style:style>
    <style:style style:name="T130" style:family="text">
      <style:text-properties officeooo:rsid="00e0d556"/>
    </style:style>
    <style:style style:name="T131" style:family="text">
      <style:text-properties officeooo:rsid="00e26e9b"/>
    </style:style>
    <style:style style:name="T132" style:family="text">
      <style:text-properties officeooo:rsid="00e41678"/>
    </style:style>
    <style:style style:name="T133" style:family="text">
      <style:text-properties officeooo:rsid="00e41b72"/>
    </style:style>
    <style:style style:name="T134" style:family="text">
      <style:text-properties officeooo:rsid="00e64a06"/>
    </style:style>
    <style:style style:name="T135" style:family="text">
      <style:text-properties officeooo:rsid="00e846cc"/>
    </style:style>
    <style:style style:name="T136" style:family="text">
      <style:text-properties officeooo:rsid="00eb9b85"/>
    </style:style>
    <style:style style:name="T137" style:family="text">
      <style:text-properties officeooo:rsid="00ebc6da"/>
    </style:style>
    <style:style style:name="T138" style:family="text">
      <style:text-properties officeooo:rsid="00ecda78"/>
    </style:style>
    <style:style style:name="T139" style:family="text">
      <style:text-properties officeooo:rsid="00efff01"/>
    </style:style>
    <style:style style:name="T140" style:family="text">
      <style:text-properties officeooo:rsid="00f00bb0"/>
    </style:style>
    <style:style style:name="T141" style:family="text">
      <style:text-properties officeooo:rsid="00f27220"/>
    </style:style>
    <style:style style:name="T142" style:family="text">
      <style:text-properties officeooo:rsid="00f4909a"/>
    </style:style>
    <style:style style:name="T143" style:family="text">
      <style:text-properties officeooo:rsid="00f5a506"/>
    </style:style>
    <style:style style:name="T144" style:family="text">
      <style:text-properties officeooo:rsid="00f74142"/>
    </style:style>
    <style:style style:name="T145" style:family="text">
      <style:text-properties officeooo:rsid="00f9a90b"/>
    </style:style>
    <style:style style:name="T146" style:family="text">
      <style:text-properties officeooo:rsid="00fb060e"/>
    </style:style>
    <style:style style:name="T147" style:family="text">
      <style:text-properties officeooo:rsid="00fbcddf"/>
    </style:style>
    <style:style style:name="T148" style:family="text">
      <style:text-properties officeooo:rsid="00fc4322"/>
    </style:style>
    <style:style style:name="T149" style:family="text">
      <style:text-properties officeooo:rsid="00fc8f37"/>
    </style:style>
    <style:style style:name="T150" style:family="text">
      <style:text-properties officeooo:rsid="00fd3789"/>
    </style:style>
    <style:style style:name="T151" style:family="text">
      <style:text-properties officeooo:rsid="00ff1d80"/>
    </style:style>
    <style:style style:name="T152" style:family="text">
      <style:text-properties officeooo:rsid="00ffd5c1"/>
    </style:style>
    <style:style style:name="T153" style:family="text">
      <style:text-properties officeooo:rsid="01017b7f"/>
    </style:style>
    <style:style style:name="T154" style:family="text">
      <style:text-properties officeooo:rsid="0102676d"/>
    </style:style>
    <style:style style:name="T155" style:family="text">
      <style:text-properties officeooo:rsid="010281e0"/>
    </style:style>
    <style:style style:name="T156" style:family="text">
      <style:text-properties officeooo:rsid="010283ba"/>
    </style:style>
    <style:style style:name="T157" style:family="text">
      <style:text-properties officeooo:rsid="0104f034"/>
    </style:style>
    <style:style style:name="T158" style:family="text">
      <style:text-properties officeooo:rsid="0106c527"/>
    </style:style>
    <style:style style:name="T159" style:family="text">
      <style:text-properties officeooo:rsid="0106f996"/>
    </style:style>
    <style:style style:name="T160" style:family="text">
      <style:text-properties officeooo:rsid="01083e33"/>
    </style:style>
    <style:style style:name="T161" style:family="text">
      <style:text-properties officeooo:rsid="010af7bc"/>
    </style:style>
    <style:style style:name="T162" style:family="text">
      <style:text-properties officeooo:rsid="010bb4f6"/>
    </style:style>
    <style:style style:name="T163" style:family="text">
      <style:text-properties officeooo:rsid="010d83d9"/>
    </style:style>
    <style:style style:name="T164" style:family="text">
      <style:text-properties officeooo:rsid="010e8869"/>
    </style:style>
    <style:style style:name="T165" style:family="text">
      <style:text-properties officeooo:rsid="010fea79"/>
    </style:style>
    <style:style style:name="T166" style:family="text">
      <style:text-properties officeooo:rsid="0111e713"/>
    </style:style>
    <style:style style:name="T167" style:family="text">
      <style:text-properties officeooo:rsid="0113c225"/>
    </style:style>
    <style:style style:name="T168" style:family="text">
      <style:text-properties officeooo:rsid="0114d6e5"/>
    </style:style>
    <style:style style:name="T169" style:family="text">
      <style:text-properties officeooo:rsid="01161c0a"/>
    </style:style>
    <style:style style:name="T170" style:family="text">
      <style:text-properties officeooo:rsid="01168e7f"/>
    </style:style>
    <style:style style:name="T171" style:family="text">
      <style:text-properties officeooo:rsid="011bcd52"/>
    </style:style>
    <style:style style:name="T172" style:family="text">
      <style:text-properties officeooo:rsid="011c5cbf"/>
    </style:style>
    <style:style style:name="T173" style:family="text">
      <style:text-properties officeooo:rsid="011dcfde"/>
    </style:style>
    <style:style style:name="T174" style:family="text">
      <style:text-properties officeooo:rsid="011e60ac"/>
    </style:style>
    <style:style style:name="T175" style:family="text">
      <style:text-properties officeooo:rsid="011fd638"/>
    </style:style>
    <style:style style:name="T176" style:family="text">
      <style:text-properties officeooo:rsid="0123085e"/>
    </style:style>
    <style:style style:name="T177" style:family="text">
      <style:text-properties officeooo:rsid="01264aeb"/>
    </style:style>
    <style:style style:name="T178" style:family="text">
      <style:text-properties officeooo:rsid="01268890"/>
    </style:style>
    <style:style style:name="T179" style:family="text">
      <style:text-properties officeooo:rsid="0127eec2"/>
    </style:style>
    <style:style style:name="T180" style:family="text">
      <style:text-properties officeooo:rsid="0129472a"/>
    </style:style>
    <style:style style:name="T181" style:family="text">
      <style:text-properties officeooo:rsid="012a6bd8"/>
    </style:style>
    <style:style style:name="T182" style:family="text">
      <style:text-properties officeooo:rsid="012cca6d"/>
    </style:style>
    <style:style style:name="T183" style:family="text">
      <style:text-properties officeooo:rsid="012ebfc3"/>
    </style:style>
    <style:style style:name="T184" style:family="text">
      <style:text-properties officeooo:rsid="012ffa47"/>
    </style:style>
    <style:style style:name="T185" style:family="text">
      <style:text-properties officeooo:rsid="013136c6"/>
    </style:style>
    <style:style style:name="T186" style:family="text">
      <style:text-properties officeooo:rsid="0132c3fa"/>
    </style:style>
    <style:style style:name="T187" style:family="text">
      <style:text-properties officeooo:rsid="01338fc9"/>
    </style:style>
    <style:style style:name="T188" style:family="text">
      <style:text-properties officeooo:rsid="013437e3"/>
    </style:style>
    <style:style style:name="T189" style:family="text">
      <style:text-properties officeooo:rsid="0134cf4b"/>
    </style:style>
    <style:style style:name="T190" style:family="text">
      <style:text-properties officeooo:rsid="01353051"/>
    </style:style>
    <style:style style:name="T191" style:family="text">
      <style:text-properties officeooo:rsid="0136c166"/>
    </style:style>
    <style:style style:name="T192" style:family="text">
      <style:text-properties officeooo:rsid="013b82c1"/>
    </style:style>
    <style:style style:name="T193" style:family="text">
      <style:text-properties officeooo:rsid="013d3320"/>
    </style:style>
    <style:style style:name="T194" style:family="text">
      <style:text-properties officeooo:rsid="013e7a4a"/>
    </style:style>
    <style:style style:name="T195" style:family="text">
      <style:text-properties officeooo:rsid="013e93d9"/>
    </style:style>
    <style:style style:name="T196" style:family="text">
      <style:text-properties officeooo:rsid="0140c93c"/>
    </style:style>
    <style:style style:name="T197" style:family="text">
      <style:text-properties officeooo:rsid="01419f65"/>
    </style:style>
    <style:style style:name="T198" style:family="text">
      <style:text-properties officeooo:rsid="01432bef"/>
    </style:style>
    <style:style style:name="T199" style:family="text">
      <style:text-properties officeooo:rsid="01446157"/>
    </style:style>
    <style:style style:name="T200" style:family="text">
      <style:text-properties officeooo:rsid="0145d4f0"/>
    </style:style>
    <style:style style:name="T201" style:family="text">
      <style:text-properties officeooo:rsid="0147996a"/>
    </style:style>
    <style:style style:name="T202" style:family="text">
      <style:text-properties officeooo:rsid="01481a6a"/>
    </style:style>
    <style:style style:name="T203" style:family="text">
      <style:text-properties officeooo:rsid="0149f9d1"/>
    </style:style>
    <style:style style:name="T204" style:family="text">
      <style:text-properties officeooo:rsid="014a072d"/>
    </style:style>
    <style:style style:name="T205" style:family="text">
      <style:text-properties officeooo:rsid="014ae0df"/>
    </style:style>
    <style:style style:name="T206" style:family="text">
      <style:text-properties officeooo:rsid="014fd98d"/>
    </style:style>
    <style:style style:name="T207" style:family="text">
      <style:text-properties officeooo:rsid="015119ab"/>
    </style:style>
    <style:style style:name="T208" style:family="text">
      <style:text-properties officeooo:rsid="01527b43"/>
    </style:style>
    <style:style style:name="T209" style:family="text">
      <style:text-properties officeooo:rsid="015477e6"/>
    </style:style>
    <style:style style:name="T210" style:family="text">
      <style:text-properties officeooo:rsid="0158973e"/>
    </style:style>
    <style:style style:name="T211" style:family="text">
      <style:text-properties officeooo:rsid="015bfeff"/>
    </style:style>
    <style:style style:name="T212" style:family="text">
      <style:text-properties officeooo:rsid="015dbb30"/>
    </style:style>
    <style:style style:name="T213" style:family="text">
      <style:text-properties officeooo:rsid="015f0667"/>
    </style:style>
    <style:style style:name="T214" style:family="text">
      <style:text-properties officeooo:rsid="01623bb1"/>
    </style:style>
    <style:style style:name="T215" style:family="text">
      <style:text-properties officeooo:rsid="01643a9c"/>
    </style:style>
    <style:style style:name="T216" style:family="text">
      <style:text-properties officeooo:rsid="0165f422"/>
    </style:style>
    <style:style style:name="T217" style:family="text">
      <style:text-properties officeooo:rsid="0166da8f"/>
    </style:style>
    <style:style style:name="T218" style:family="text">
      <style:text-properties officeooo:rsid="01685c46"/>
    </style:style>
    <style:style style:name="T219" style:family="text">
      <style:text-properties officeooo:rsid="016999b9"/>
    </style:style>
    <style:style style:name="T220" style:family="text">
      <style:text-properties officeooo:rsid="016b2687"/>
    </style:style>
    <style:style style:name="T221" style:family="text">
      <style:text-properties officeooo:rsid="016c32cc"/>
    </style:style>
    <style:style style:name="T222" style:family="text">
      <style:text-properties officeooo:rsid="016d3ac1"/>
    </style:style>
    <style:style style:name="T223" style:family="text">
      <style:text-properties officeooo:rsid="016d7334"/>
    </style:style>
    <style:style style:name="T224" style:family="text">
      <style:text-properties officeooo:rsid="016d7c06"/>
    </style:style>
    <style:style style:name="T225" style:family="text">
      <style:text-properties officeooo:rsid="016d9ad2"/>
    </style:style>
    <style:style style:name="T226" style:family="text">
      <style:text-properties officeooo:rsid="016e66d5"/>
    </style:style>
    <style:style style:name="T227" style:family="text">
      <style:text-properties officeooo:rsid="01701ed9"/>
    </style:style>
    <style:style style:name="T228" style:family="text">
      <style:text-properties officeooo:rsid="017140a9"/>
    </style:style>
    <style:style style:name="T229" style:family="text">
      <style:text-properties officeooo:rsid="0172338e"/>
    </style:style>
    <style:style style:name="T230" style:family="text">
      <style:text-properties officeooo:rsid="017273a4"/>
    </style:style>
    <style:style style:name="T231" style:family="text">
      <style:text-properties officeooo:rsid="01735733"/>
    </style:style>
    <style:style style:name="T232" style:family="text">
      <style:text-properties officeooo:rsid="0173ae0d"/>
    </style:style>
    <style:style style:name="T233" style:family="text">
      <style:text-properties officeooo:rsid="0175526b"/>
    </style:style>
    <style:style style:name="T234" style:family="text">
      <style:text-properties officeooo:rsid="0175cf11"/>
    </style:style>
    <style:style style:name="T235" style:family="text">
      <style:text-properties officeooo:rsid="01773a1c"/>
    </style:style>
    <style:style style:name="T236" style:family="text">
      <style:text-properties officeooo:rsid="0177a72a"/>
    </style:style>
    <style:style style:name="T237" style:family="text">
      <style:text-properties officeooo:rsid="0178a1a4"/>
    </style:style>
    <style:style style:name="T238" style:family="text">
      <style:text-properties officeooo:rsid="0178bdac"/>
    </style:style>
    <style:style style:name="T239" style:family="text">
      <style:text-properties officeooo:rsid="017c1a7f"/>
    </style:style>
    <style:style style:name="T240" style:family="text">
      <style:text-properties officeooo:rsid="017ca00e"/>
    </style:style>
    <style:style style:name="T241" style:family="text">
      <style:text-properties officeooo:rsid="01843fcc"/>
    </style:style>
    <style:style style:name="T242" style:family="text">
      <style:text-properties officeooo:rsid="01861ab0"/>
    </style:style>
    <style:style style:name="T243" style:family="text">
      <style:text-properties officeooo:rsid="01878fe1"/>
    </style:style>
    <style:style style:name="T244" style:family="text">
      <style:text-properties officeooo:rsid="018a95ea"/>
    </style:style>
    <style:style style:name="T245" style:family="text">
      <style:text-properties officeooo:rsid="018cd6b7"/>
    </style:style>
    <style:style style:name="T246" style:family="text">
      <style:text-properties officeooo:rsid="018e0ab7"/>
    </style:style>
    <style:style style:name="T247" style:family="text">
      <style:text-properties officeooo:rsid="018f9c33"/>
    </style:style>
    <style:style style:name="T248" style:family="text">
      <style:text-properties officeooo:rsid="01910df9"/>
    </style:style>
    <style:style style:name="T249" style:family="text">
      <style:text-properties officeooo:rsid="0191b2d5"/>
    </style:style>
    <style:style style:name="T250" style:family="text">
      <style:text-properties officeooo:rsid="0191f5d0"/>
    </style:style>
    <style:style style:name="T251" style:family="text">
      <style:text-properties officeooo:rsid="0195eea1"/>
    </style:style>
    <style:style style:name="T252" style:family="text">
      <style:text-properties officeooo:rsid="0198d64f"/>
    </style:style>
    <style:style style:name="T253" style:family="text">
      <style:text-properties officeooo:rsid="019c149c"/>
    </style:style>
    <style:style style:name="T254" style:family="text">
      <style:text-properties officeooo:rsid="019c1cc3"/>
    </style:style>
    <style:style style:name="T255" style:family="text">
      <style:text-properties officeooo:rsid="019cfba1"/>
    </style:style>
    <style:style style:name="T256" style:family="text">
      <style:text-properties officeooo:rsid="019dff16"/>
    </style:style>
    <style:style style:name="T257" style:family="text">
      <style:text-properties officeooo:rsid="019e312e"/>
    </style:style>
    <style:style style:name="T258" style:family="text">
      <style:text-properties officeooo:rsid="01a0bf0d"/>
    </style:style>
    <style:style style:name="T259" style:family="text">
      <style:text-properties officeooo:rsid="01a16d32"/>
    </style:style>
    <style:style style:name="T260" style:family="text">
      <style:text-properties officeooo:rsid="01a291bf"/>
    </style:style>
    <style:style style:name="T261" style:family="text">
      <style:text-properties officeooo:rsid="01a2b9f1"/>
    </style:style>
    <style:style style:name="T262" style:family="text">
      <style:text-properties officeooo:rsid="01a3eda7"/>
    </style:style>
    <style:style style:name="T263" style:family="text">
      <style:text-properties officeooo:rsid="01a51bdc"/>
    </style:style>
    <style:style style:name="T264" style:family="text">
      <style:text-properties officeooo:rsid="01a6ecd8"/>
    </style:style>
    <style:style style:name="T265" style:family="text">
      <style:text-properties officeooo:rsid="01a8b7f4"/>
    </style:style>
    <style:style style:name="T266" style:family="text">
      <style:text-properties officeooo:rsid="01aa720e"/>
    </style:style>
    <style:style style:name="T267" style:family="text">
      <style:text-properties officeooo:rsid="01abfc7d"/>
    </style:style>
    <style:style style:name="T268" style:family="text">
      <style:text-properties officeooo:rsid="01adfc2c"/>
    </style:style>
    <style:style style:name="T269" style:family="text">
      <style:text-properties officeooo:rsid="01af3b30"/>
    </style:style>
    <style:style style:name="T270" style:family="text">
      <style:text-properties officeooo:rsid="01afa776"/>
    </style:style>
    <style:style style:name="T271" style:family="text">
      <style:text-properties officeooo:rsid="01b15199"/>
    </style:style>
    <style:style style:name="T272" style:family="text">
      <style:text-properties officeooo:rsid="01b45001"/>
    </style:style>
    <style:style style:name="T273" style:family="text">
      <style:text-properties officeooo:rsid="01b63d71"/>
    </style:style>
    <style:style style:name="T274" style:family="text">
      <style:text-properties officeooo:rsid="01b7ffcb"/>
    </style:style>
    <style:style style:name="T275" style:family="text">
      <style:text-properties officeooo:rsid="01b8120c"/>
    </style:style>
    <style:style style:name="T276" style:family="text">
      <style:text-properties officeooo:rsid="01bcb7da"/>
    </style:style>
    <style:style style:name="T277" style:family="text">
      <style:text-properties officeooo:rsid="01bdaa0d"/>
    </style:style>
    <style:style style:name="T278" style:family="text">
      <style:text-properties officeooo:rsid="01bf58ad"/>
    </style:style>
    <style:style style:name="T279" style:family="text">
      <style:text-properties officeooo:rsid="01c2e736"/>
    </style:style>
    <style:style style:name="T280" style:family="text">
      <style:text-properties officeooo:rsid="01c42fbe"/>
    </style:style>
    <style:style style:name="T281" style:family="text">
      <style:text-properties officeooo:rsid="01c6600d"/>
    </style:style>
    <style:style style:name="T282" style:family="text">
      <style:text-properties officeooo:rsid="01c93709"/>
    </style:style>
    <style:style style:name="T283" style:family="text">
      <style:text-properties officeooo:rsid="01ca0e5a"/>
    </style:style>
    <style:style style:name="T284" style:family="text">
      <style:text-properties officeooo:rsid="01cab64b"/>
    </style:style>
    <style:style style:name="T285" style:family="text">
      <style:text-properties officeooo:rsid="01cc5e97"/>
    </style:style>
    <style:style style:name="T286" style:family="text">
      <style:text-properties officeooo:rsid="01ccacd2"/>
    </style:style>
    <style:style style:name="T287" style:family="text">
      <style:text-properties officeooo:rsid="01ce641e"/>
    </style:style>
    <style:style style:name="T288" style:family="text">
      <style:text-properties officeooo:rsid="01d03d01"/>
    </style:style>
    <style:style style:name="T289" style:family="text">
      <style:text-properties officeooo:rsid="01d08297"/>
    </style:style>
    <style:style style:name="T290" style:family="text">
      <style:text-properties officeooo:rsid="01d19669"/>
    </style:style>
    <style:style style:name="T291" style:family="text">
      <style:text-properties officeooo:rsid="01d1be0c"/>
    </style:style>
    <style:style style:name="T292" style:family="text">
      <style:text-properties officeooo:rsid="01d48929"/>
    </style:style>
    <style:style style:name="T293" style:family="text">
      <style:text-properties officeooo:rsid="01d55a6a"/>
    </style:style>
    <style:style style:name="T294" style:family="text">
      <style:text-properties officeooo:rsid="01d5c7c6"/>
    </style:style>
    <style:style style:name="T295" style:family="text">
      <style:text-properties officeooo:rsid="01d8907b"/>
    </style:style>
    <style:style style:name="T296" style:family="text">
      <style:text-properties officeooo:rsid="01d94eb1"/>
    </style:style>
    <style:style style:name="T297" style:family="text">
      <style:text-properties officeooo:rsid="01dd73e4"/>
    </style:style>
    <style:style style:name="T298" style:family="text">
      <style:text-properties officeooo:rsid="01ddfadd"/>
    </style:style>
    <style:style style:name="T299" style:family="text">
      <style:text-properties officeooo:rsid="01dfebe0"/>
    </style:style>
    <style:style style:name="T300" style:family="text">
      <style:text-properties officeooo:rsid="01e04f67"/>
    </style:style>
    <style:style style:name="T301" style:family="text">
      <style:text-properties officeooo:rsid="01e1ee6c"/>
    </style:style>
    <style:style style:name="T302" style:family="text">
      <style:text-properties officeooo:rsid="01e2b3a4"/>
    </style:style>
    <style:style style:name="T303" style:family="text">
      <style:text-properties officeooo:rsid="01e2c599"/>
    </style:style>
    <style:style style:name="T304" style:family="text">
      <style:text-properties officeooo:rsid="01e594c4"/>
    </style:style>
    <style:style style:name="T305" style:family="text">
      <style:text-properties officeooo:rsid="01e90c31"/>
    </style:style>
    <style:style style:name="T306" style:family="text">
      <style:text-properties officeooo:rsid="01ede873"/>
    </style:style>
    <style:style style:name="T307" style:family="text">
      <style:text-properties officeooo:rsid="01eef64f"/>
    </style:style>
    <style:style style:name="T308" style:family="text">
      <style:text-properties officeooo:rsid="01f00e41"/>
    </style:style>
    <style:style style:name="T309" style:family="text">
      <style:text-properties officeooo:rsid="01f14166"/>
    </style:style>
    <style:style style:name="T310" style:family="text">
      <style:text-properties officeooo:rsid="01f28433"/>
    </style:style>
    <style:style style:name="T311" style:family="text">
      <style:text-properties officeooo:rsid="01f3c9d1"/>
    </style:style>
    <style:style style:name="T312" style:family="text">
      <style:text-properties officeooo:rsid="01f3d02d"/>
    </style:style>
    <style:style style:name="T313" style:family="text">
      <style:text-properties officeooo:rsid="01f5e734"/>
    </style:style>
    <style:style style:name="T314" style:family="text">
      <style:text-properties officeooo:rsid="01f68ba2"/>
    </style:style>
    <style:style style:name="T315" style:family="text">
      <style:text-properties officeooo:rsid="01f83269"/>
    </style:style>
    <style:style style:name="T316" style:family="text">
      <style:text-properties officeooo:rsid="01f86e91"/>
    </style:style>
    <style:style style:name="T317" style:family="text">
      <style:text-properties officeooo:rsid="01fa9c11"/>
    </style:style>
    <style:style style:name="T318" style:family="text">
      <style:text-properties officeooo:rsid="01fb040c"/>
    </style:style>
    <style:style style:name="T319" style:family="text">
      <style:text-properties officeooo:rsid="01ffb089"/>
    </style:style>
    <style:style style:name="T320" style:family="text">
      <style:text-properties officeooo:rsid="0201ecbf"/>
    </style:style>
    <style:style style:name="T321" style:family="text">
      <style:text-properties officeooo:rsid="0203b3da"/>
    </style:style>
    <style:style style:name="T322" style:family="text">
      <style:text-properties officeooo:rsid="0206bb40"/>
    </style:style>
    <style:style style:name="T323" style:family="text">
      <style:text-properties officeooo:rsid="020758c9"/>
    </style:style>
    <style:style style:name="T324" style:family="text">
      <style:text-properties officeooo:rsid="0208ffdd"/>
    </style:style>
    <style:style style:name="T325" style:family="text">
      <style:text-properties officeooo:rsid="020aaac4"/>
    </style:style>
    <style:style style:name="T326" style:family="text">
      <style:text-properties officeooo:rsid="020c2a7d"/>
    </style:style>
    <style:style style:name="T327" style:family="text">
      <style:text-properties officeooo:rsid="020d2e38"/>
    </style:style>
    <style:style style:name="T328" style:family="text">
      <style:text-properties officeooo:rsid="020ebee7"/>
    </style:style>
    <style:style style:name="T329" style:family="text">
      <style:text-properties officeooo:rsid="021164fc"/>
    </style:style>
    <style:style style:name="T330" style:family="text">
      <style:text-properties officeooo:rsid="021216ef"/>
    </style:style>
    <style:style style:name="T331" style:family="text">
      <style:text-properties officeooo:rsid="021398ff"/>
    </style:style>
    <style:style style:name="T332" style:family="text">
      <style:text-properties officeooo:rsid="021563e8"/>
    </style:style>
    <style:style style:name="T333" style:family="text">
      <style:text-properties officeooo:rsid="021788c6"/>
    </style:style>
    <style:style style:name="T334" style:family="text">
      <style:text-properties officeooo:rsid="02178ef4"/>
    </style:style>
    <style:style style:name="T335" style:family="text">
      <style:text-properties officeooo:rsid="021a7d61"/>
    </style:style>
    <style:style style:name="T336" style:family="text">
      <style:text-properties officeooo:rsid="021bc7b6"/>
    </style:style>
    <style:style style:name="T337" style:family="text">
      <style:text-properties officeooo:rsid="021ce2d3"/>
    </style:style>
    <style:style style:name="T338" style:family="text">
      <style:text-properties officeooo:rsid="021f762d"/>
    </style:style>
    <style:style style:name="T339" style:family="text">
      <style:text-properties officeooo:rsid="02204638"/>
    </style:style>
    <style:style style:name="T340" style:family="text">
      <style:text-properties officeooo:rsid="0222165d"/>
    </style:style>
    <style:style style:name="T341" style:family="text">
      <style:text-properties officeooo:rsid="02253c94"/>
    </style:style>
    <style:style style:name="T342" style:family="text">
      <style:text-properties officeooo:rsid="0226bb95"/>
    </style:style>
    <style:style style:name="T343" style:family="text">
      <style:text-properties officeooo:rsid="0228ae7c"/>
    </style:style>
    <style:style style:name="T344" style:family="text">
      <style:text-properties officeooo:rsid="0229bf33"/>
    </style:style>
    <style:style style:name="T345" style:family="text">
      <style:text-properties officeooo:rsid="022c734e"/>
    </style:style>
    <style:style style:name="T346" style:family="text">
      <style:text-properties officeooo:rsid="022e6701"/>
    </style:style>
    <style:style style:name="T347" style:family="text">
      <style:text-properties officeooo:rsid="0230267c"/>
    </style:style>
    <style:style style:name="T348" style:family="text">
      <style:text-properties officeooo:rsid="0231259a"/>
    </style:style>
    <style:style style:name="T349" style:family="text">
      <style:text-properties officeooo:rsid="023243db"/>
    </style:style>
    <style:style style:name="T350" style:family="text">
      <style:text-properties officeooo:rsid="02357471"/>
    </style:style>
    <style:style style:name="T351" style:family="text">
      <style:text-properties officeooo:rsid="02373d81"/>
    </style:style>
    <style:style style:name="T352" style:family="text">
      <style:text-properties officeooo:rsid="02389bfb"/>
    </style:style>
    <style:style style:name="T353" style:family="text">
      <style:text-properties officeooo:rsid="023a3bbf"/>
    </style:style>
    <style:style style:name="T354" style:family="text">
      <style:text-properties officeooo:rsid="023c3141"/>
    </style:style>
    <style:style style:name="T355" style:family="text">
      <style:text-properties officeooo:rsid="023e0bd3"/>
    </style:style>
    <style:style style:name="T356" style:family="text">
      <style:text-properties officeooo:rsid="023eaad7"/>
    </style:style>
    <style:style style:name="T357" style:family="text">
      <style:text-properties officeooo:rsid="0242ecf3"/>
    </style:style>
    <style:style style:name="T358" style:family="text">
      <style:text-properties officeooo:rsid="0243a39e"/>
    </style:style>
    <style:style style:name="T359" style:family="text">
      <style:text-properties officeooo:rsid="02447dbf"/>
    </style:style>
    <style:style style:name="T360" style:family="text">
      <style:text-properties officeooo:rsid="0244bbf1"/>
    </style:style>
    <style:style style:name="T361" style:family="text">
      <style:text-properties officeooo:rsid="02453ef6"/>
    </style:style>
    <style:style style:name="T362" style:family="text">
      <style:text-properties officeooo:rsid="024540f0"/>
    </style:style>
    <style:style style:name="T363" style:family="text">
      <style:text-properties officeooo:rsid="0246e4f0"/>
    </style:style>
    <style:style style:name="T364" style:family="text">
      <style:text-properties officeooo:rsid="024797de"/>
    </style:style>
    <style:style style:name="T365" style:family="text">
      <style:text-properties officeooo:rsid="0249d832"/>
    </style:style>
    <style:style style:name="T366" style:family="text">
      <style:text-properties officeooo:rsid="024c9351"/>
    </style:style>
    <style:style style:name="T367" style:family="text">
      <style:text-properties officeooo:rsid="024e642c"/>
    </style:style>
    <style:style style:name="T368" style:family="text">
      <style:text-properties officeooo:rsid="024ed636"/>
    </style:style>
    <style:style style:name="T369" style:family="text">
      <style:text-properties officeooo:rsid="024fe830"/>
    </style:style>
    <style:style style:name="T370" style:family="text">
      <style:text-properties officeooo:rsid="02506bf2"/>
    </style:style>
    <style:style style:name="T371" style:family="text">
      <style:text-properties officeooo:rsid="02519914"/>
    </style:style>
    <style:style style:name="T372" style:family="text">
      <style:text-properties officeooo:rsid="02543432"/>
    </style:style>
    <style:style style:name="T373" style:family="text">
      <style:text-properties officeooo:rsid="025803a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A 1 </text:p>
      <text:p text:style-name="P1">MÓDULO 1 </text:p>
      <text:p text:style-name="P1"/>
      <text:p text:style-name="P9">PRINCÍPIOS DE SOFTWARE SEGURO </text:p>
      <text:p text:style-name="P9"/>
      <text:p text:style-name="P9">-<text:span text:style-name="T1">dados são considerados o novo petróleo atualmente</text:span></text:p>
      <text:p text:style-name="P9">-<text:span text:style-name="T1">dados são gerados e consumidos o tempo todo </text:span></text:p>
      <text:p text:style-name="P9">-<text:span text:style-name="T1">precisam ser protegidos e administrados para quando e para que serão usados </text:span></text:p>
      <text:p text:style-name="P9"/>
      <text:p text:style-name="P11">ASPECTOS ESSENCIAIS ENTRE PRINCÍPIOS DE SEGURANÇA E SOFTWARE SEGURO </text:p>
      <text:p text:style-name="P11">-<text:span text:style-name="T2">hoje em dia realizamos a maioria das tarefas no mundo digital, gerando e consumindo dados </text:span></text:p>
      <text:p text:style-name="P11">-<text:span text:style-name="T3">segurança se refere a proteção de recursos, prevenir acesso não autorizado </text:span></text:p>
      <text:p text:style-name="P11"/>
      <text:p text:style-name="P12">PRINCÍPIOS DE SEGURANÇA <text:span text:style-name="T7">(CIDAA)</text:span></text:p>
      <text:p text:style-name="P12">1-CONFIDENCIALIDADE: </text:p>
      <text:p text:style-name="P12">-<text:span text:style-name="T4">apenas pessoas autorizadas podem ter acesso aos dados</text:span></text:p>
      <text:p text:style-name="P12"/>
      <text:p text:style-name="P12">2-INTEGRIDADE </text:p>
      <text:p text:style-name="P12">-<text:span text:style-name="T5">dados não podem ser modificados ou adulterados de maneira não autorizada</text:span></text:p>
      <text:p text:style-name="P12"/>
      <text:p text:style-name="P12">3-DISPONIBILIDADE </text:p>
      <text:p text:style-name="P12">-<text:span text:style-name="T6">sistemas e dados devem estar acessíveis a usuários autorizados sempre que precisarem</text:span></text:p>
      <text:p text:style-name="P12"/>
      <text:p text:style-name="P12">4-AUTENTICAÇÃO </text:p>
      <text:p text:style-name="P12">-<text:span text:style-name="T8">identificação dos usuários de um sistema antes de conceder acesso a dados</text:span></text:p>
      <text:p text:style-name="P12"/>
      <text:p text:style-name="P12">5-AUTORIZAÇÃO</text:p>
      <text:p text:style-name="P12">-<text:span text:style-name="T9">usuários devem ter as permissões necessárias para acessar dados de um sistema específico</text:span></text:p>
      <text:p text:style-name="P12"/>
      <text:p text:style-name="P12"/>
      <text:p text:style-name="P13">SOFTWARE SEGURO </text:p>
      <text:p text:style-name="P13">-deve minimizar riscos de violação de segurança e proteger contra ataques. </text:p>
      <text:p text:style-name="P13">-requer compromisso com a segurança em todo o processo de desenvolvimento</text:p>
      <text:p text:style-name="P13"/>
      <text:p text:style-name="P13"/>
      <text:p text:style-name="P14">O ESSENCIAL DA CONFIDENCIALIDADE </text:p>
      <text:p text:style-name="P14">-<text:span text:style-name="T10">quando realizamos alguma ação pela internet, além de estamos consumindo dados, também <text:tab/>estamos fornecendo muitos dados, e então estes dados precisam estar protegidos, pois são <text:tab/>“confidenciais”</text:span></text:p>
      <text:p text:style-name="P14">-<text:span text:style-name="T11">os dados fornecidos têm níveis de importância diferentes </text:span><text:span text:style-name="T12">(sensibilidade dos dados)</text:span></text:p>
      <text:p text:style-name="P14">-<text:span text:style-name="T13">alguns dados são públicos, portando, nem todo dado fornecido é confidencial </text:span></text:p>
      <text:p text:style-name="P14">-<text:span text:style-name="T14">segurança é custo ou investimento? Depende, se aquele dado é de fato sensível, então a segurança é <text:tab/>um investimento, se não, acaba sendo mais um custo por que aquele dado não tem <text:tab/>necessidade de tanta confidencialidade, ou até mesmo, pode ser um dado público.</text:span></text:p>
      <text:p text:style-name="P14">-<text:span text:style-name="T15">o software seguro deve fornecer o recurso segurança de forma explícita </text:span></text:p>
      <text:p text:style-name="P14">-<text:span text:style-name="T16">usar criptografia, mascaramento de dados e controle de acesso </text:span></text:p>
      <text:p text:style-name="P14"/>
      <text:p text:style-name="P15">DADOS SENSÍVEIS X DADOS CONFIDENCIAIS </text:p>
      <text:p text:style-name="P16">1-SENSÍVEIS: <text:span text:style-name="T17">informações pessoas como: nome, endereço, identidade ou CPF, cartão e registro <text:tab/></text:span></text:p>
      <text:p text:style-name="P17"><text:tab/>médico</text:p>
      <text:p text:style-name="P18">2-<text:span text:style-name="T18">CONFIDENCIAIS: dados com acesso restrito, associados a segredos comerciais, informações <text:tab/>financeiras, projetos de empresas e governos.</text:span></text:p>
      <text:p text:style-name="P18"><text:soft-page-break/><text:span text:style-name="T19">CRIPTOGRAFIA</text:span></text:p>
      <text:p text:style-name="P19">-<text:span text:style-name="T20">algoritmo que transforma o dado em um formato ilegível, só podendo ser decifrado com chave de <text:tab/>criptografia</text:span></text:p>
      <text:p text:style-name="P19"/>
      <text:p text:style-name="P20">CONTROLE DE ACESSO </text:p>
      <text:p text:style-name="P20">-<text:span text:style-name="T21">limitação de acesso, usa o princípio do menor privilégio como padrão </text:span></text:p>
      <text:p text:style-name="P20"/>
      <text:p text:style-name="P21">MASCARAMENTO DE DADOS </text:p>
      <text:p text:style-name="P21">-<text:span text:style-name="T22">troca dados importantes por falsos, ou por caracteres especiais </text:span></text:p>
      <text:p text:style-name="P21"/>
      <text:p text:style-name="P21"/>
      <text:p text:style-name="P22">A GARANTIA DA INTEGRIDADE </text:p>
      <text:p text:style-name="P22">-<text:span text:style-name="T23">parte do princípio de garantir que os dados não estão adulterados sem a devida autorização, </text:span><text:span text:style-name="T27">ou seja, <text:tab/>dados não podem estar ou serem corrompidos</text:span><text:span text:style-name="T23"> </text:span></text:p>
      <text:p text:style-name="P22">-<text:span text:style-name="T24">refere-se a qualidade dos dados </text:span></text:p>
      <text:p text:style-name="P22">-<text:span text:style-name="T25">os dados precisam ser confiáveis </text:span></text:p>
      <text:p text:style-name="P22">-<text:span text:style-name="T26">para que isso seja garantido como segurança, é necessário </text:span><text:span text:style-name="T28">ter uma política</text:span><text:span text:style-name="T26"> de backup </text:span></text:p>
      <text:p text:style-name="P23">MEIOS DE GARANTIR A INTEGRIDADE: </text:p>
      <text:p text:style-name="P23">-ASSINATURA DIGITAL: vale como uma assinatura real </text:p>
      <text:p text:style-name="P23">-ASSINATURA DE CÓDIGO: adiciona marcações específicas que determinado código foi <text:tab/>desenvolvido por quem diz ter desenvolvido</text:p>
      <text:p text:style-name="P23">-<text:span text:style-name="T29">CONTROLE DE VERSÃO: tem a ver com a política de backup </text:span></text:p>
      <text:p text:style-name="P23">-<text:span text:style-name="T29">CODIFICAÇÃO SEGURA: validações, exceções, controle contra invasão </text:span></text:p>
      <text:p text:style-name="P23"/>
      <text:p text:style-name="P23"/>
      <text:p text:style-name="P24">A IMPORTÂNCIA DA DISPONIBILIDADE </text:p>
      <text:p text:style-name="P24">-<text:span text:style-name="T30">parte do princípio que, os dados sempre estarão disponíveis para queles que tenham o devido <text:tab/>acesso autorizado </text:span></text:p>
      <text:p text:style-name="P24">-<text:span text:style-name="T37">possíveis causa de indisponibilidade: falha de hardware, falhas de conectividade de rede, bugs de <text:tab/>software, ataques de negação de serviço (DoS) </text:span><text:span text:style-name="T38">DoS, é uma tipo de ataque em 2 níveis, o <text:tab/>primeiro, o invasor sobrecarrega o sistema com excesso de solicitações, tornando <text:tab/>inacessível, enquanto os técnicos estão ocupados para resolver isso, o invasor então em uma <text:tab/>segunda parte, o invasor utiliza outros tipos de ataques para roubar ou adulterar dados.</text:span></text:p>
      <text:p text:style-name="P24">-<text:span text:style-name="T31">precisa ser 24/7, </text:span><text:span text:style-name="T32">porém é impossível, pois todo sistema precisa sair do ar para uma manutenção </text:span></text:p>
      <text:p text:style-name="P24">-<text:span text:style-name="T33">no contrato de um software, pode haver um pré-requisito firmado sobre disponibilidade, por <text:tab/>exemplo, o sistema tem a garantia de estar disponível para uso das 8h até as 18h</text:span></text:p>
      <text:p text:style-name="P24">-<text:span text:style-name="T34">o sistema seguro deve passar por uma bateria de testes</text:span></text:p>
      <text:p text:style-name="P24">-<text:span text:style-name="T34">deve ter uma plano de recuperação de desastres, ou seja, investimentos para garantir <text:tab/>disponibilidade para estas situações</text:span></text:p>
      <text:p text:style-name="P24">-<text:span text:style-name="T35">é necessário ter o monitoramento do uso do sistema, ou seja, se est</text:span><text:span text:style-name="T36">á</text:span><text:span text:style-name="T35"> sendo usado de maneira <text:tab/>correta</text:span></text:p>
      <text:p text:style-name="P24"/>
      <text:p text:style-name="P24"/>
      <text:p text:style-name="P25">A IMPORTÂNCIA DA AUTENTICAÇÃO E AUTORIZAÇÃO </text:p>
      <text:p text:style-name="P26">1-AUTENTICAÇÃO </text:p>
      <text:p text:style-name="P26">-diz respeito as pessoas que tem permissão para acessar o sistema <text:span text:style-name="T40">(Login)</text:span></text:p>
      <text:p text:style-name="P26">-<text:span text:style-name="T41">pode ser por meio de e-mail e senha, biometria, multi-fator</text:span></text:p>
      <text:p text:style-name="P26">-<text:span text:style-name="T42">excesso de autenticação pode ser desgastante para o usuário, </text:span><text:span text:style-name="T43">o nível de autenticação de ser a altura <text:tab/>do tipo de sistema</text:span></text:p>
      <text:p text:style-name="P26"/>
      <text:p text:style-name="P26"/>
      <text:p text:style-name="P26"/>
      <text:p text:style-name="P26"><text:soft-page-break/>2-AUTORIZAÇÃO </text:p>
      <text:p text:style-name="P26">-diz respeito a, pessoas que estão autenticadas no sistema, <text:span text:style-name="T44">e </text:span>quais são suas autorizações do que <text:tab/>podem ou não fazer no sistema, quais são suas restrições <text:span text:style-name="T39">(nível de acesso)</text:span></text:p>
      <text:p text:style-name="P26"/>
      <text:p text:style-name="P26"/>
      <text:p text:style-name="P26">------------------------------------------------------------------------------------------------------------------------</text:p>
      <text:p text:style-name="P26"/>
      <text:p text:style-name="P26"/>
      <text:p text:style-name="P2">TEMA 1 </text:p>
      <text:p text:style-name="P2">MÓDULO <text:span text:style-name="T44">2</text:span></text:p>
      <text:p text:style-name="P2"/>
      <text:p text:style-name="P10">PRINCÍPIOS DE <text:span text:style-name="T44">DESIGN SEGURO DE SOFTWARE</text:span></text:p>
      <text:p text:style-name="P33">-<text:span text:style-name="T45">por maiores que sejam as técnicas utilizadas no quesito segurança de um software, ainda <text:tab/>dependemos da confiança dos indivíduos sobre o uso (usuário que empresta a senha para um <text:tab/>usuário terceiro)</text:span></text:p>
      <text:p text:style-name="P34">-<text:span text:style-name="T46">neste caso, o design está associado a decisões </text:span><text:span text:style-name="T48">explícitas</text:span><text:span text:style-name="T46"> do projeto, etapas individuais sobre como <text:tab/>será con</text:span><text:span text:style-name="T47">s</text:span><text:span text:style-name="T46">truído o software seguro</text:span></text:p>
      <text:p text:style-name="P34">-<text:span text:style-name="T49">tudo deve ser: planejado, monitorado e aperfeiçoado </text:span></text:p>
      <text:p text:style-name="P34">-<text:span text:style-name="T50">é necessário ter mecanismos que possam controlar todas as etapas de uso do sistema -</text:span></text:p>
      <text:p text:style-name="P35">ter possibilidade de rastreios de operações (LOG)</text:p>
      <text:p text:style-name="P35"/>
      <text:p text:style-name="P36">-PRINCÍPIOS </text:p>
      <text:p text:style-name="P36">1-PRIVILÉGIO MÍNIMO: <text:span text:style-name="T51">usuários devem ter o nível de acesso compatível com </text:span><text:span text:style-name="T60">sua competência <text:tab/><text:tab/>dentro do sistema</text:span><text:span text:style-name="T51"> </text:span><text:span text:style-name="T58">(nível de acesso básico por padrão), </text:span><text:span text:style-name="T59">níveis de acesso diferentes do <text:tab/><text:tab/>básico <text:tab/>são a exceção. </text:span></text:p>
      <text:p text:style-name="P36"><text:tab/></text:p>
      <text:p text:style-name="P37">2-<text:span text:style-name="T52">DEFESA EM PROFUNDIDADE: é usar várias camadas de proteção </text:span><text:span text:style-name="T62">(trincheiras)</text:span><text:span text:style-name="T52"> para diferentes <text:tab/><text:tab/>tipos de ataque: autenticação de login e senha, multifator, proteção de identidade <text:tab/><text:tab/>etc… </text:span></text:p>
      <text:p text:style-name="P37"><text:tab/>-<text:span text:style-name="T61">O sistema de segurança de um software deve ser desenvolvido e implementado antes de o <text:tab/><text:tab/>sistema estar pronto, posteriormente somente as atualizações</text:span></text:p>
      <text:p text:style-name="P37"><text:tab/>-<text:span text:style-name="T63">as 4 principais camadas que precisam ter suas respectivas proteções: rede, servidor, <text:tab/><text:tab/><text:tab/>aplicação, dados </text:span><text:span text:style-name="T68">(RSAD)</text:span></text:p>
      <text:p text:style-name="P37"/>
      <text:p text:style-name="P38">3-<text:span text:style-name="T53">PADRÕES À PROVA DE FALHAS: configurações padrão seguras que não dependem do usuário </text:span></text:p>
      <text:p text:style-name="P38"><text:tab/>-<text:span text:style-name="T64">mecanismos para: detecção de erros e correção de erros </text:span></text:p>
      <text:p text:style-name="P38"><text:tab/>-<text:span text:style-name="T64">sistema de backup para recuperação de dados</text:span></text:p>
      <text:p text:style-name="P38"><text:tab/>-<text:span text:style-name="T65">redundância de sistemas: </text:span><text:span text:style-name="T66">caso um sistema venha a falhar, ter condições de rodar outro <text:tab/><text:tab/><text:tab/>sistema</text:span></text:p>
      <text:p text:style-name="P38"><text:tab/>-<text:span text:style-name="T67">técnicas de tolerância a falhas: tratamento de exceções de erros no sistema, evitando o <text:tab/><text:tab/><text:tab/>sistema travar e o usuário não conseguir operar mais o sistema</text:span></text:p>
      <text:p text:style-name="P38"/>
      <text:p text:style-name="P40">4-SEPARAÇÃO DE FUNÇÕES: </text:p>
      <text:p text:style-name="P40"><text:tab/>-separar as responsabilidades </text:p>
      <text:p text:style-name="P39"><text:tab/>-<text:span text:style-name="T69">dividir para dificultar ataques, </text:span><text:span text:style-name="T70">ou </text:span><text:span text:style-name="T71">reduzir</text:span><text:span text:style-name="T70"> danos</text:span></text:p>
      <text:p text:style-name="P39"><text:tab/>-<text:span text:style-name="T71">facilitar o monitoramento</text:span></text:p>
      <text:p text:style-name="P39"><text:tab/>-<text:span text:style-name="T72">redução de controle, não dar todo acesso a 1 pessoa</text:span></text:p>
      <text:p text:style-name="P39"/>
      <text:p text:style-name="P39">5-<text:span text:style-name="T54">SECURITY BY DESIGN: aplicar boas práticas de segurança durante todo o ciclo de <text:tab/><text:tab/><text:tab/><text:tab/>desenvolvimento</text:span></text:p>
      <text:p text:style-name="P39"><text:tab/>-<text:span text:style-name="T73">envolve planejamento </text:span></text:p>
      <text:p text:style-name="P39"><text:tab/>-<text:span text:style-name="T73">os testes precisam ser realizados por pessoas de fora da equipe de desenvolvimento </text:span></text:p>
      <text:p text:style-name="P41"><text:soft-page-break/>6-<text:span text:style-name="T55">ECONOMIA DE MECANISMOS: configuração de arquitetura do software simplificada, reduz <text:tab/><text:tab/>os potenciais erros e vulnerabilidades</text:span></text:p>
      <text:p text:style-name="P42"><text:tab/>-<text:span text:style-name="T74">objetividade na implementação de recursos de segurança </text:span></text:p>
      <text:p text:style-name="P43"><text:tab/>-<text:span text:style-name="T75">não adianta ter vários recursos de segurança que fazem a mesma coisa </text:span></text:p>
      <text:p text:style-name="P44"><text:tab/>-<text:span text:style-name="T76">facilidade de manutenção e testes </text:span></text:p>
      <text:p text:style-name="P44"><text:tab/>-<text:span text:style-name="T77">redução da complexidade do sistema</text:span><text:tab/></text:p>
      <text:p text:style-name="P41"/>
      <text:p text:style-name="P45">7-<text:span text:style-name="T56">DESIGN ABERTO: outras pessoas poderem revisar a arquitetura do sistema, pois, é uma péssima <text:tab/><text:tab/>prática deixar esta responsabilidade isolada em apenas 1 pessoa</text:span></text:p>
      <text:p text:style-name="P45"><text:tab/>-<text:span text:style-name="T78">transparência da arquitetura sem expor os dados </text:span></text:p>
      <text:p text:style-name="P45"><text:tab/>-<text:span text:style-name="T79">estimular boas práticas de desenvolvimento seguro</text:span></text:p>
      <text:p text:style-name="P45"/>
      <text:p text:style-name="P46">8-<text:span text:style-name="T57">TRATAMENTO DE ERROS: usar o tratamento de erros ou exceções, não exibindo o erro raiz ao <text:tab/><text:tab/>usuário.</text:span></text:p>
      <text:p text:style-name="P46"><text:tab/>-<text:span text:style-name="T80">realizar diversos tipos de testes </text:span></text:p>
      <text:p text:style-name="P46"><text:tab/>-<text:span text:style-name="T81">usar sistemas que permitam fazer uso de redundância e recuperação de códigos </text:span></text:p>
      <text:p text:style-name="P46"/>
      <text:p text:style-name="P46"/>
      <text:p text:style-name="P27">------------------------------------------------------------------------------------------------------------------------</text:p>
      <text:p text:style-name="P27"/>
      <text:p text:style-name="P27"/>
      <text:p text:style-name="P3">TEMA 1 </text:p>
      <text:p text:style-name="P3">MÓDULO <text:span text:style-name="T82">3<text:tab/></text:span></text:p>
      <text:p text:style-name="P3"/>
      <text:p text:style-name="P47">AVALIAÇÃO DA CADEIA DE SUPRIMENTOS <text:span text:style-name="T83">DE UM SOFTWARE SEGURO </text:span></text:p>
      <text:p text:style-name="P47">-<text:span text:style-name="T84">são componentes, </text:span><text:span text:style-name="T85">ferramentas</text:span><text:span text:style-name="T84"> e bibliotecas que oferecem funções de segurança, sendo oferecido <text:tab/>por empresas especializadas geralmente</text:span></text:p>
      <text:p text:style-name="P47">-<text:span text:style-name="T86">é preciso ter cuidado com serviços oferecidos com objetivo de roubar dados, </text:span><text:span text:style-name="T89">com vulnerabilidades, <text:tab/>suporte inadequado</text:span></text:p>
      <text:p text:style-name="P47">-<text:span text:style-name="T87">o uso destes serviços terceirizados, ajuda a equipe da empresa focar no negócio da empresa em si </text:span></text:p>
      <text:p text:style-name="P47">-<text:span text:style-name="T88">reduz custo, pois desenvolver um sistema de segurança envolve um custo geralmente mais alto </text:span></text:p>
      <text:p text:style-name="P47"/>
      <text:p text:style-name="P48">VULNERABILIDADE DOS COMPONENTES DE UM SOFTWARE </text:p>
      <text:p text:style-name="P48">-<text:span text:style-name="T90">sistema não preparado</text:span><text:span text:style-name="T91">s com devidas validações corretas</text:span><text:span text:style-name="T90"> para tratar erros e exceções, exibindo <text:tab/>erros personalizados para o usu</text:span><text:span text:style-name="T91">á</text:span><text:span text:style-name="T90">rio, e expondo erros do código</text:span></text:p>
      <text:p text:style-name="P48"/>
      <text:p text:style-name="P49">VULNERABILIDADES COMUNS</text:p>
      <text:p text:style-name="P49">-<text:span text:style-name="T92">componentes desatualizados </text:span></text:p>
      <text:p text:style-name="P49">-<text:span text:style-name="T92">configuração inadequada </text:span></text:p>
      <text:p text:style-name="P49">-<text:span text:style-name="T93">injeção de código </text:span></text:p>
      <text:p text:style-name="P49">-<text:span text:style-name="T94">falhas de autenticação </text:span></text:p>
      <text:p text:style-name="P49">-<text:span text:style-name="T95">quebra de autorização </text:span></text:p>
      <text:p text:style-name="P49">-<text:span text:style-name="T96">fragilidade de criptografia </text:span></text:p>
      <text:p text:style-name="P49">-<text:span text:style-name="T97">não tratar entrada de dados</text:span></text:p>
      <text:p text:style-name="P49"/>
      <text:p text:style-name="P50">FORMAS DE REDUZIR AS VULNERABILIDADES </text:p>
      <text:p text:style-name="P50">-<text:span text:style-name="T98">boas práticas </text:span><text:span text:style-name="T99">seguras</text:span><text:span text:style-name="T98"> durante o processo de desenvolvimento </text:span></text:p>
      <text:p text:style-name="P50">-<text:span text:style-name="T100">testes de segurança com regularidade </text:span></text:p>
      <text:p text:style-name="P50">-<text:span text:style-name="T101">atualizações de fontes seguras </text:span></text:p>
      <text:p text:style-name="P50">-<text:span text:style-name="T101">configurações seguras</text:span></text:p>
      <text:p text:style-name="P50"/>
      <text:p text:style-name="P50"/>
      <text:p text:style-name="P51"><text:soft-page-break/>AVALIAÇÃO E GERENCIAMENTO DE RISCOS </text:p>
      <text:p text:style-name="P51">-<text:span text:style-name="T102">a política de avaliação e gerenciamento de riscos de uma empresa precisa ser for</text:span><text:span text:style-name="T103">m</text:span><text:span text:style-name="T102">alizada, e não <text:tab/>baseada em achismo</text:span></text:p>
      <text:p text:style-name="P51">-<text:span text:style-name="T104">identificação de riscos: </text:span><text:span text:style-name="T106">mapear o sistema e conhecê-lo </text:span></text:p>
      <text:p text:style-name="P51">-<text:span text:style-name="T105">análise de risco: </text:span><text:span text:style-name="T107">identificado um risco, saber qual o dano deste risco</text:span></text:p>
      <text:p text:style-name="P52">-<text:span text:style-name="T106">priorização de risco: </text:span><text:span text:style-name="T108">quais riscos são de fato urgente tratar</text:span></text:p>
      <text:p text:style-name="P52"/>
      <text:p text:style-name="P76">MITIGAÇÃO DE RISCOS</text:p>
      <text:p text:style-name="P53"><text:span text:style-name="T108">-</text:span><text:span text:style-name="T109">implementar controle de acesso </text:span></text:p>
      <text:p text:style-name="P53">-<text:span text:style-name="T110">formalizar contramedida para evitar e ou minimizar seu impacto </text:span></text:p>
      <text:p text:style-name="P53"/>
      <text:p text:style-name="P54">PRÁTICAS DE CODIFICAÇÃO SEGURA </text:p>
      <text:p text:style-name="P54">-<text:span text:style-name="T111">são padrões de programação que ajudam a minimizar os riscos </text:span></text:p>
      <text:p text:style-name="P55">1-<text:span text:style-name="T112">Validação de Entrada: tratar dados que estão chegando e ver se satisfazem as condições do <text:tab/>sistema</text:span></text:p>
      <text:p text:style-name="P56">2-<text:span text:style-name="T113">Tratamento de Erros: caso a tentativa de uma ação gere um erro, este erro precisa ser tratado de <text:tab/>maneira que mostre uma mensagem personalizada (quando tenta logar com e-mail ou senha <text:tab/>errada)</text:span></text:p>
      <text:p text:style-name="P57">3-Autenticação segura: login e senha, mínimo de caracteres, multi-fator </text:p>
      <text:p text:style-name="P57">4-<text:span text:style-name="T114">Controle de acesso: </text:span><text:span text:style-name="T115">são níveis de acesso, com suas respectivas responsabilidades e privilégios </text:span></text:p>
      <text:p text:style-name="P58">5-<text:span text:style-name="T116">Comunicação segura: </text:span><text:span text:style-name="T118">algoritmos de criptografia</text:span></text:p>
      <text:p text:style-name="P59">6-Armazenamento seguro: um servidor bem elaborado e configurado</text:p>
      <text:p text:style-name="P59">7-funções especializadas em codificação segura: <text:span text:style-name="T118">componente confiável, acesso a documentação de <text:tab/>qualidade e local oficial para realizar atualizações e informações</text:span></text:p>
      <text:p text:style-name="P59">8-Atualizações regulares: <text:span text:style-name="T117">práticas de segurança evoluem constantemente conforme a demanda </text:span></text:p>
      <text:p text:style-name="P59"/>
      <text:p text:style-name="P60">TESTES DE VULNERABILIDADE DE SOFTWARE </text:p>
      <text:p text:style-name="P60">-<text:span text:style-name="T119">métodos e técnicas para realizar a identificação de possíveis falhas e vulnerabilidades em um <text:tab/>software</text:span></text:p>
      <text:p text:style-name="P61">TESTES </text:p>
      <text:p text:style-name="P61">1-<text:span text:style-name="T120">Teste estáticos: ferramenta que analisa o código-fonte </text:span><text:span text:style-name="T121">para identificar falhas</text:span></text:p>
      <text:p text:style-name="P62">2-Teste dinâmico: testa o sistema durante a execução do s<text:span text:style-name="T121">o</text:span>ftware, analisando em tempo de <text:tab/>execução </text:p>
      <text:p text:style-name="P62">3-<text:span text:style-name="T122">Teste interativo: combina o estático e o dinâmico </text:span></text:p>
      <text:p text:style-name="P63">4-<text:span text:style-name="T124">T</text:span><text:span text:style-name="T123">este de penetração: faz simulação de ataque ao software, identificando vulnerabilidades </text:span></text:p>
      <text:p text:style-name="P64">5-<text:span text:style-name="T124">Teste de fuzzing: </text:span><text:span text:style-name="T125">gera dados de entrada aleatórios em grandes quantidade e os envia para o <text:tab/>software e identifica vulnerabilidades</text:span></text:p>
      <text:p text:style-name="P64"/>
      <text:p text:style-name="P64"/>
      <text:p text:style-name="P28">------------------------------------------------------------------------------------------------------------------------</text:p>
      <text:p text:style-name="P28"/>
      <text:p text:style-name="P28"/>
      <text:p text:style-name="P4">TEMA <text:span text:style-name="T126">2</text:span></text:p>
      <text:p text:style-name="P4">MÓDULO <text:span text:style-name="T126">1 </text:span></text:p>
      <text:p text:style-name="P4"/>
      <text:p text:style-name="P65">QUESTÕES DE IMPLEMENTAÇÃO PARA SOFTWARE SEGURO </text:p>
      <text:p text:style-name="P65"/>
      <text:p text:style-name="P66">VALIDAÇÃO DE ENTRADA </text:p>
      <text:p text:style-name="P66">-<text:span text:style-name="T127">é a porta de entrada de um sistema </text:span></text:p>
      <text:p text:style-name="P66">-<text:span text:style-name="T127">usuário deve ser orientado a entrar com os dados corretos</text:span></text:p>
      <text:p text:style-name="P66">-<text:span text:style-name="T128">login/senha, testes adicionais (não sou robô), biometria</text:span></text:p>
      <text:p text:style-name="P66">-<text:span text:style-name="T129">cuidado com excessos desnecessários</text:span></text:p>
      <text:p text:style-name="P67"><text:soft-page-break/>VERIFICAÇÃO E VALIDAÇÃO </text:p>
      <text:p text:style-name="P68">VERIFICAÇÃO <text:span text:style-name="T132">(fizemos o que foi solicitado pelo cliente?)</text:span></text:p>
      <text:p text:style-name="P67">-<text:span text:style-name="T130">processo de avaliação de um software para determinar se ele atende aos requisitos especificados e <text:tab/>se foi implementado corretamente</text:span></text:p>
      <text:p text:style-name="P67"/>
      <text:p text:style-name="P69">VALIDAÇÃO <text:span text:style-name="T133">(desenvolvemos <text:s/>o software com a aplicação das melhores práticas?)</text:span></text:p>
      <text:p text:style-name="P69">-<text:span text:style-name="T131">processo de avaliação de um sistema para garantir que ele atenda às necessidades de seus usuários <text:tab/>e partes envolvidas </text:span></text:p>
      <text:p text:style-name="P67"/>
      <text:p text:style-name="P68">VULNERABILIDADE </text:p>
      <text:p text:style-name="P68">-é o elo mais fraco do sistema </text:p>
      <text:p text:style-name="P68"/>
      <text:p text:style-name="P70">BOAS PRÁTICAS DE VALIDAÇÃO DE ENTRADA </text:p>
      <text:p text:style-name="P70">-<text:span text:style-name="T134">validação tanto no lado do cliente quanto no servidor de: tipo de dados, tamanhos, veracidade entre <text:tab/>eles</text:span></text:p>
      <text:p text:style-name="P70">-<text:span text:style-name="T135">uso de bibliotecas confiáveis de validação de dados da respetiva linguagem utilizada </text:span></text:p>
      <text:p text:style-name="P70"/>
      <text:p text:style-name="P71">BIBLIOTECAS DE VALIDAÇÃO DE ENTRADA </text:p>
      <text:p text:style-name="P60">-<text:span text:style-name="T136">bibliotecas são módulos prontos para uso, para que não seja preciso perder tempo criar exatamente <text:tab/>o que já existe</text:span></text:p>
      <text:p text:style-name="P60">-<text:span text:style-name="T137">cada linguagem tem suas bibliotecas de validação já consagradas </text:span><text:span text:style-name="T138">e bem documentadas </text:span></text:p>
      <text:p text:style-name="P60"/>
      <text:p text:style-name="P72">IMPLEMENTAÇÃO DE VALIDAÇÃO DE ENTRADA NO SERVIDOR </text:p>
      <text:p text:style-name="P72">-<text:span text:style-name="T139">os dados do servidor devem ser </text:span><text:span text:style-name="T140">extremamente seguros</text:span></text:p>
      <text:p text:style-name="P72">-<text:span text:style-name="T139">é necessário implementar sistemas de rastreamento de como está sendo usado o sistema (LOG)</text:span></text:p>
      <text:p text:style-name="P59">-<text:span text:style-name="T141">ataques comuns no lado do servidor: injeção de código (SQL injection) e estouro de buffer (forçar <text:tab/>entradas repetitivas até aparecer erro na tela não tratada, com dados do sistema)</text:span></text:p>
      <text:p text:style-name="P59"/>
      <text:p text:style-name="P73">LIMPEZA DE TODAS AS ENTRADAS DO USUÁRIO </text:p>
      <text:p text:style-name="P73">-<text:span text:style-name="T142">o sistema precisa estar preparado para aceitar diversos tipos de dados, mas cada ponto de entrada <text:tab/>aceitar somente o seu tipo de dado específico, com tamanho e formato adequado</text:span></text:p>
      <text:p text:style-name="P73">-<text:span text:style-name="T143">as entradas de dados nunca podem aceitar qualquer tipo de dado </text:span></text:p>
      <text:p text:style-name="P73">-<text:span text:style-name="T144">exclusão de dados devem ser registradas também, em log por exemplo, registrando quem foi, <text:tab/>quando etc..</text:span></text:p>
      <text:p text:style-name="P73">-<text:span text:style-name="T145">notificações ao usuário que a ação de exclusão dele obteve êxito </text:span></text:p>
      <text:p text:style-name="P73"/>
      <text:p text:style-name="P74">TESTE E REVISÃO DO CÓDIGO DE VALIDAÇÃO DE ENTRADA </text:p>
      <text:p text:style-name="P74">-<text:span text:style-name="T146">todo código deve ser testado, passando por várias etapas e nunca ser feito por quem desenvolveu </text:span></text:p>
      <text:p text:style-name="P74"/>
      <text:p text:style-name="P75">ETAPAS </text:p>
      <text:p text:style-name="P75">-<text:span text:style-name="T147">verificar a qualidade das regras de validação </text:span></text:p>
      <text:p text:style-name="P75">-<text:span text:style-name="T148">testar entradas inválidas </text:span></text:p>
      <text:p text:style-name="P75">-<text:span text:style-name="T149">testar entradas válidas </text:span></text:p>
      <text:p text:style-name="P75">-<text:span text:style-name="T150">teste de estresse (forçar o erro)</text:span></text:p>
      <text:p text:style-name="P75">-<text:span text:style-name="T151">técnicas fuzzing </text:span></text:p>
      <text:p text:style-name="P75">-<text:span text:style-name="T152">revisar o código </text:span><text:span text:style-name="T153">e suas possíveis vulnerabilidades </text:span></text:p>
      <text:p text:style-name="P75">-<text:span text:style-name="T154">usar bibliotecas de </text:span><text:span text:style-name="T155">testes de vulnerabilidades</text:span></text:p>
      <text:p text:style-name="P75"/>
      <text:p text:style-name="P75"/>
      <text:p text:style-name="P29">------------------------------------------------------------------------------------------------------------------------</text:p>
      <text:p text:style-name="P29"/>
      <text:p text:style-name="P29"/>
      <text:p text:style-name="P5"><text:soft-page-break/>TEMA <text:span text:style-name="T126">2</text:span></text:p>
      <text:p text:style-name="P5">MÓDULO <text:span text:style-name="T156">2</text:span></text:p>
      <text:p text:style-name="P5"/>
      <text:p text:style-name="P77">PROCESSAMENTO DE DADOS COM SEGURANÇA</text:p>
      <text:p text:style-name="P77"/>
      <text:p text:style-name="P78">FUNDAMENTOS DO PROCESSAMENTO DE DADOS SEGUROS </text:p>
      <text:p text:style-name="P78">-<text:span text:style-name="T157">o processamento dos dados precisam estar seguros, pois dados agregam valor </text:span></text:p>
      <text:p text:style-name="P78">-<text:span text:style-name="T158">o processamento precisa ter uma boa performance de processamento para ser de fato útil </text:span><text:span text:style-name="T159">e <text:tab/>proporcionar uma boa experiência ao usuário</text:span></text:p>
      <text:p text:style-name="P78"/>
      <text:p text:style-name="P79">PRÁTICAS PARA O PROCESSAMENTO SEGURO DOS DADOS </text:p>
      <text:p text:style-name="P79">1-CONTROLE DE ACESSO: nem todo mundo pode fazer qualquer coisa no sistema, <text:span text:style-name="T161">usar técnicas <text:tab/>boas de autenticação e verificação</text:span></text:p>
      <text:p text:style-name="P79">2-<text:span text:style-name="T160">CRIPTOGRAFAR OS DADOS: algoritmos de hash </text:span></text:p>
      <text:p text:style-name="P80">3-PRÁTICAS DE CODIFICAÇÃO SEGURA: precisa existir um padrão seguro no <text:tab/>desenvolvimento</text:p>
      <text:p text:style-name="P80">4-PROTOCOLOS DE COMUNICAÇÃO SEGURA: <text:span text:style-name="T176">TLS e SSL</text:span>, por exemplo </text:p>
      <text:p text:style-name="P80">5-BUSCAR POR VULNERABILIDADES E TESTE DE PENETRAÇÃO: forçar o sistema a <text:tab/>falhar, e corrigir</text:p>
      <text:p text:style-name="P80">6-LIMITAR O TEMPO DE PROCESSAMENTO: um processamento não pode durar um tempo <text:tab/>inaceitável</text:p>
      <text:p text:style-name="P80"/>
      <text:p text:style-name="P81">CONTROLES DE ACESSO </text:p>
      <text:p text:style-name="P81">-<text:span text:style-name="T162">precisa fazer a gestão de entrada no sistema, de acordo com usuários devidamente autenticados </text:span></text:p>
      <text:p text:style-name="P81">-<text:span text:style-name="T163">login e senha, autenticação em 2 fatores, biometria </text:span></text:p>
      <text:p text:style-name="P81">-<text:span text:style-name="T164">cada perfil autenticado deve ter o seu nível de acesso, com as devidas restrições internas </text:span></text:p>
      <text:p text:style-name="P81">-<text:span text:style-name="T165">fazer uma segregação de funções do usuário dentro do sistema </text:span></text:p>
      <text:p text:style-name="P81">-<text:span text:style-name="T166">princípio do privilégio mínimo </text:span></text:p>
      <text:p text:style-name="P81">-<text:span text:style-name="T167">politicas de senhas seguras, quantidade mínima de caracteres, maiúsculas e minúsculas, números e <text:tab/>caracteres especiais, período de expiração de senha e impedir utilizar senha repetida</text:span></text:p>
      <text:p text:style-name="P81"/>
      <text:p text:style-name="P82">CRIPTOGRAFIA DE DADOS </text:p>
      <text:p text:style-name="P82">-<text:span text:style-name="T168">algoritmos de criptografia, recebem dados e transformam os dados para um formato que não pode <text:tab/>ser compreendido, necessitando de uma chave para descriptografar esses dados</text:span></text:p>
      <text:p text:style-name="P82">-<text:span text:style-name="T169">tipos de criptografia: simétricos, assimétricos, hash etc… </text:span></text:p>
      <text:p text:style-name="P82">-<text:span text:style-name="T170">a criptografia garante confiança </text:span></text:p>
      <text:p text:style-name="P82"/>
      <text:p text:style-name="P83">PROTOCOLOS DE COMUNICAÇÃO SEGUROS </text:p>
      <text:p text:style-name="P83">-<text:span text:style-name="T175">os</text:span><text:span text:style-name="T171"> sistema</text:span><text:span text:style-name="T175">s</text:span><text:span text:style-name="T171"> seguro</text:span><text:span text:style-name="T175">s</text:span><text:span text:style-name="T171"> precisa</text:span><text:span text:style-name="T175">m</text:span><text:span text:style-name="T171"> utilizar estes protocolos para trocas de informação e até transações <text:tab/>bancárias seguras entre as partes</text:span></text:p>
      <text:p text:style-name="P83">-<text:span text:style-name="T172">proteção contra quebra de confidencialidade, integridade e autenticidade dos dados </text:span></text:p>
      <text:p text:style-name="P83">-<text:span text:style-name="T173">os mais usados; TLS e SSL </text:span></text:p>
      <text:p text:style-name="P83">-<text:span text:style-name="T174">configurar e gerenciar as chaves e certificados digitais </text:span></text:p>
      <text:p text:style-name="P83"/>
      <text:p text:style-name="P84">BUSCA POR VULNERABILIDADES E TESTES </text:p>
      <text:p text:style-name="P84">-<text:span text:style-name="T177">sistemas maiores e mais complexos tendem a ser mais vulneráveis, pois podem deixar v</text:span><text:span text:style-name="T181">á</text:span><text:span text:style-name="T177">rias <text:tab/>brechas </text:span></text:p>
      <text:p text:style-name="P85">-<text:span text:style-name="T178">demanda investimento em treinamento </text:span><text:span text:style-name="T179">dos profissionais </text:span></text:p>
      <text:p text:style-name="P85">-<text:span text:style-name="T180">os ataques mais comuns são os mais documentados e conhecidos geralmente </text:span></text:p>
      <text:p text:style-name="P85"/>
      <text:p text:style-name="P86">BUSCAR VULNERABILIDADES </text:p>
      <text:p text:style-name="P86">-varredura </text:p>
      <text:p text:style-name="P86"><text:soft-page-break/>-teste de penetração </text:p>
      <text:p text:style-name="P86">-<text:span text:style-name="T182">bibliotecas de terceiros nem sempre confiáveis </text:span></text:p>
      <text:p text:style-name="P86">-<text:span text:style-name="T183">testes de conformidade e contínuos </text:span></text:p>
      <text:p text:style-name="P86">-<text:span text:style-name="T184">avaliação de risco </text:span></text:p>
      <text:p text:style-name="P86">-<text:span text:style-name="T185">documentação </text:span></text:p>
      <text:p text:style-name="P86"/>
      <text:p text:style-name="P86"/>
      <text:p text:style-name="P30">------------------------------------------------------------------------------------------------------------------------</text:p>
      <text:p text:style-name="P30"/>
      <text:p text:style-name="P30"/>
      <text:p text:style-name="P6">TEMA <text:span text:style-name="T126">2</text:span></text:p>
      <text:p text:style-name="P6">MÓDULO <text:span text:style-name="T186">3 </text:span></text:p>
      <text:p text:style-name="P6"/>
      <text:p text:style-name="P87">CHAMADAS EM SOFTWARE SEGURO </text:p>
      <text:p text:style-name="P87">FUNDAMENTOS DE CHAMADAS </text:p>
      <text:p text:style-name="P87">-<text:span text:style-name="T187">precisa ter organização as chamadas dessas funções, </text:span><text:span text:style-name="T191">separar em módulos</text:span></text:p>
      <text:p text:style-name="P87">-<text:span text:style-name="T188">as funções precisam ter suas especializações </text:span></text:p>
      <text:p text:style-name="P87">-<text:span text:style-name="T189">proporciona redução de erros </text:span></text:p>
      <text:p text:style-name="P87">-<text:span text:style-name="T190">e foco deve ser na solução </text:span></text:p>
      <text:p text:style-name="P87"/>
      <text:p text:style-name="P88">MEDIDAS PREVENTIVAS </text:p>
      <text:p text:style-name="P88">-<text:span text:style-name="T192">validação de entrada do usuário </text:span><text:span text:style-name="T193">antes de entrar na função</text:span></text:p>
      <text:p text:style-name="P88">-<text:span text:style-name="T193">usar APIs do sistema</text:span></text:p>
      <text:p text:style-name="P86">-<text:span text:style-name="T193">definir permissão </text:span></text:p>
      <text:p text:style-name="P86">-<text:span text:style-name="T194">limitar privilégio </text:span></text:p>
      <text:p text:style-name="P86">-<text:span text:style-name="T195">usar funções com devidas autorização </text:span></text:p>
      <text:p text:style-name="P86"/>
      <text:p text:style-name="P89">CHAMADAS DE APIs DO SISTEMA </text:p>
      <text:p text:style-name="P89">-<text:span text:style-name="T196">permite uma comunicação entre sistemas separados por cliente x servidor </text:span></text:p>
      <text:p text:style-name="P89">-<text:span text:style-name="T197">vários sistemas podem consumir a mesma API e um único sistema pode consumir de diversas APIs </text:span></text:p>
      <text:p text:style-name="P89">-<text:span text:style-name="T198">essa interação pode ocorrer entre sistemas que utilizam linguagens diferentes </text:span></text:p>
      <text:p text:style-name="P89"/>
      <text:p text:style-name="P90">API </text:p>
      <text:p text:style-name="P90">-interface de programação para aplicação </text:p>
      <text:p text:style-name="P90">-<text:span text:style-name="T199">API disponibiliza dados quando um outro sistema faz um</text:span><text:span text:style-name="T200">a</text:span><text:span text:style-name="T199"> solicitação, </text:span><text:span text:style-name="T205">ou recebe, para armazenar</text:span></text:p>
      <text:p text:style-name="P90">-<text:span text:style-name="T201">APIs precisam ter uma camada de proteção, quando não for pública, </text:span><text:span text:style-name="T202">validando entrada e saída</text:span><text:span text:style-name="T201"> </text:span></text:p>
      <text:p text:style-name="P90">-<text:span text:style-name="T201">API pode receber ou disponibilizar dados </text:span></text:p>
      <text:p text:style-name="P90">-<text:span text:style-name="T201">geralmente precisam receber parâmetros quando são chamadas, para que possam processar e <text:tab/>retornar os dados corretamente, se eles realmente existirem</text:span></text:p>
      <text:p text:style-name="P90">-<text:span text:style-name="T203">deve se usar práticas de codificação segura</text:span></text:p>
      <text:p text:style-name="P90">-<text:span text:style-name="T204">princípio do privilégio mínimo </text:span></text:p>
      <text:p text:style-name="P90"/>
      <text:p text:style-name="P91">DEFINIÇÃO DE PERMISSÕES </text:p>
      <text:p text:style-name="P91">-<text:span text:style-name="T206">é definir os papéis de um usuário já autenticado, dentro do sistema, aquilo que ele pode acessar, <text:tab/>consumir, alterar e acessar (níveis de acesso)</text:span></text:p>
      <text:p text:style-name="P91">-<text:span text:style-name="T207">esses papéis definem: quem? O quê? Quando? Como? Por quê? É rastreável? </text:span></text:p>
      <text:p text:style-name="P91"/>
      <text:p text:style-name="P92">DIRETRIZES PARA A DEFINIÇÃO DE PERMISSÕES </text:p>
      <text:p text:style-name="P92">-princípio do privilégio mínimo </text:p>
      <text:p text:style-name="P92">-<text:span text:style-name="T208">restringir ações no sistema de acordo com o perfil de usuário </text:span></text:p>
      <text:p text:style-name="P92">-<text:span text:style-name="T209">contas são individuais </text:span></text:p>
      <text:p text:style-name="P92">-<text:span text:style-name="T209">usar criptografia</text:span></text:p>
      <text:p text:style-name="P92"><text:soft-page-break/>-<text:span text:style-name="T209">realizar testes de estresses </text:span></text:p>
      <text:p text:style-name="P92"/>
      <text:p text:style-name="P93">TIPOS DE PROCESSAMENTOS E VULNERABILIDADES </text:p>
      <text:p text:style-name="P94">1-PROCESSAMENTO EM LOTE: é a transmissão de uma grande quantidade de dados de uma só <text:tab/>vez. O risco deste processamento pode estar na qualidade de transmissão, de a conexão cair <text:tab/>no meio deste processamento e parte dos dados serem perdidas ou corrompidas, seja na parte <text:tab/>de transmissão ou armazenamento. É importante também estes dados estarem criptografados <text:tab/>neste período.</text:p>
      <text:p text:style-name="P94">2-<text:span text:style-name="T210">PROCESSAMENTO EM TEMPO REAL: Os dados são processados à medida que são <text:tab/>gerados. Por exemplo: sistema de monitoramento </text:span><text:span text:style-name="T211">de veículos, de câmeras etc…</text:span></text:p>
      <text:p text:style-name="P95">3-PROCESSAMENTO DE FLUXO: <text:span text:style-name="T212">Seria o processamento de áudio ou vídeo em tempo real, <text:tab/>como streaming. Sua qualidade está sujeita a qualidade da conexão.</text:span></text:p>
      <text:p text:style-name="P96">4-PROCESSAMENTO EM NUVEM: <text:span text:style-name="T213">O processamento é feito em um servidor privado, contratado para processar e armazenar dados. A vulnerabilidade pode estar na má configuração deste servidor <text:tab/>privado, da infraestrutura e qualidade de serviço oferecido.</text:span></text:p>
      <text:p text:style-name="P96"/>
      <text:p text:style-name="P97">MITIGAÇÃO DAS VULNERABILIDADES DO PROCESSAMENTO DE DADOS </text:p>
      <text:p text:style-name="P97">-<text:span text:style-name="T214">usar criptografia </text:span></text:p>
      <text:p text:style-name="P97">-<text:span text:style-name="T215">usar protocolos de segurança </text:span></text:p>
      <text:p text:style-name="P97">-<text:span text:style-name="T216">implementar rotinas de backup </text:span></text:p>
      <text:p text:style-name="P97">-<text:span text:style-name="T217">política de recuperação de desastres </text:span></text:p>
      <text:p text:style-name="P97"/>
      <text:p text:style-name="P98">MONITORAMENTO DE CHAMADAS </text:p>
      <text:p text:style-name="P98">-<text:span text:style-name="T218">chamadas internas não pode resultar em comportamento</text:span><text:span text:style-name="T219">s</text:span><text:span text:style-name="T218"> anômalo</text:span><text:span text:style-name="T219">s</text:span></text:p>
      <text:p text:style-name="P98">-<text:span text:style-name="T220">identificar chamadas de API críticas </text:span></text:p>
      <text:p text:style-name="P98">-<text:span text:style-name="T221">registros de chamadas </text:span><text:span text:style-name="T222">(log)</text:span></text:p>
      <text:p text:style-name="P98">-<text:span text:style-name="T223">monitorar logs, se há chamadas fora do padrão </text:span></text:p>
      <text:p text:style-name="P98">-<text:span text:style-name="T224">definir alertas </text:span></text:p>
      <text:p text:style-name="P98">-<text:span text:style-name="T225">ferramentas automatizadas </text:span></text:p>
      <text:p text:style-name="P98">-<text:span text:style-name="T225">testes regulares </text:span></text:p>
      <text:p text:style-name="P98"/>
      <text:p text:style-name="P98"/>
      <text:p text:style-name="P31">------------------------------------------------------------------------------------------------------------------------</text:p>
      <text:p text:style-name="P31"/>
      <text:p text:style-name="P31"/>
      <text:p text:style-name="P7">TEMA <text:span text:style-name="T126">2</text:span></text:p>
      <text:p text:style-name="P7">MÓDULO <text:span text:style-name="T226">4</text:span></text:p>
      <text:p text:style-name="P7"/>
      <text:p text:style-name="P99">ENVIO DA SAÍDA </text:p>
      <text:p text:style-name="P100">FUNDAMENTOS DE SAÍDA </text:p>
      <text:p text:style-name="P100">-<text:span text:style-name="T227">é o que é entregue ao usuário, após entrada e processamento </text:span></text:p>
      <text:p text:style-name="P100">-<text:span text:style-name="T227">os dados de saída entregues ao usuário, precisam estar íntegros e serem autênticos </text:span></text:p>
      <text:p text:style-name="P100"/>
      <text:p text:style-name="P101">FUNDAMENTOS</text:p>
      <text:p text:style-name="P101">-<text:span text:style-name="T228">usar criptografia </text:span><text:span text:style-name="T229">(se for justificável)</text:span></text:p>
      <text:p text:style-name="P101">-<text:span text:style-name="T230">validar entradas </text:span></text:p>
      <text:p text:style-name="P101">-<text:span text:style-name="T231">limpar a saída (limpar dados de memória, limpar buffer)</text:span></text:p>
      <text:p text:style-name="P99">-<text:span text:style-name="T232">usar registros (logs)</text:span></text:p>
      <text:p text:style-name="P99">-<text:span text:style-name="T233">realizar testes constantes </text:span></text:p>
      <text:p text:style-name="P99">-<text:span text:style-name="T234">protocolos de comunicação seguras </text:span></text:p>
      <text:p text:style-name="P99">-<text:span text:style-name="T235">limitar saída para usuários autorizados </text:span></text:p>
      <text:p text:style-name="P99"/>
      <text:p text:style-name="P102"><text:soft-page-break/>USO DA CRIPTOGRAFIA </text:p>
      <text:p text:style-name="P102">-<text:span text:style-name="T236">é um algoritmo que vai transformar um dado original em um dado não entendível </text:span></text:p>
      <text:p text:style-name="P102">-<text:span text:style-name="T236">apenas a pessoa com uma chave pode acessar e descriptografar esses dados </text:span></text:p>
      <text:p text:style-name="P102">-<text:span text:style-name="T237">envolve questões éticas e contratuais, </text:span><text:span text:style-name="T238">passíveis de criminalização </text:span></text:p>
      <text:p text:style-name="P102">-<text:span text:style-name="T240">autenticar o remetente e o destinatário </text:span></text:p>
      <text:p text:style-name="P102"/>
      <text:p text:style-name="P103">TIPOS DE CRIPTOGRAFIA </text:p>
      <text:p text:style-name="P103">1-SIMÉTRICA: <text:span text:style-name="T239">custo menor</text:span></text:p>
      <text:p text:style-name="P103">2-ASSIMÉTRICA: mais segura</text:p>
      <text:p text:style-name="P103">3-HASH: <text:span text:style-name="T239">muito usado em criptomoedas</text:span></text:p>
      <text:p text:style-name="P103"/>
      <text:p text:style-name="P104">ALGORITMOS DE CRIPTOGRAFIA FORTES </text:p>
      <text:p text:style-name="P104">-AES e TRIPLE DES </text:p>
      <text:p text:style-name="P104"/>
      <text:p text:style-name="P105">PROTOCOLOS DE COMUNICAÇÃO SEGUROS </text:p>
      <text:p text:style-name="P105">-<text:span text:style-name="T241">utilizam os algoritmos de criptografia</text:span></text:p>
      <text:p text:style-name="P105">-<text:span text:style-name="T242">é preciso garantir o máximo possível que as informações não serão interceptadas entre envio e <text:tab/>recebimento, e caso seja, não esteja em condição útil para quem interceptou</text:span></text:p>
      <text:p text:style-name="P105"/>
      <text:p text:style-name="P106">PROTOCOLOS </text:p>
      <text:p text:style-name="P106">1-TLS/<text:span text:style-name="T244">SSL</text:span>: <text:span text:style-name="T245">usado em tráfego de dados web junto com HTTPS</text:span></text:p>
      <text:p text:style-name="P106"><text:span text:style-name="T246">2</text:span>-SFTP: <text:span text:style-name="T247">usado em tráfego de arquivos transferidos pela web, usa autenticação e chave pública</text:span></text:p>
      <text:p text:style-name="P107"><text:span text:style-name="T246">3</text:span>-Ipsec: <text:span text:style-name="T248">usado para criptografia de pacotes de IP, protege VPN</text:span></text:p>
      <text:p text:style-name="P107"><text:span text:style-name="T246">4</text:span><text:span text:style-name="T243">-SMTPS: para trabalhar com envio de e-mail seguro </text:span></text:p>
      <text:p text:style-name="P107"><text:span text:style-name="T246">5</text:span><text:span text:style-name="T243">-SSH: forma </text:span><text:span text:style-name="T249">segura</text:span><text:span text:style-name="T243"> de </text:span><text:span text:style-name="T249">acessar</text:span><text:span text:style-name="T243"> via terminal </text:span><text:span text:style-name="T249">servidores</text:span><text:span text:style-name="T243"> de maneira segura </text:span></text:p>
      <text:p text:style-name="P107"><text:span text:style-name="T243">6-VPN: possibilita </text:span><text:span text:style-name="T250">criar conexão segura entre 2 dispositivos, Pcs ou servidores</text:span></text:p>
      <text:p text:style-name="P107"/>
      <text:p text:style-name="P108">RESTRIÇÃO DA SAÍDA PARA USUÁRIOS AUTORIZADOS</text:p>
      <text:p text:style-name="P107">-<text:span text:style-name="T251">apenas pessoas autorizadas podem acessar a saída de um sistema </text:span></text:p>
      <text:p text:style-name="P107">-<text:span text:style-name="T252">os dados de saída podem ser a base para suporte à tomada de decisão </text:span></text:p>
      <text:p text:style-name="P107"/>
      <text:p text:style-name="P109">RESTRIÇÃO</text:p>
      <text:p text:style-name="P109">-controles de acessos por perfis </text:p>
      <text:p text:style-name="P109">-<text:span text:style-name="T253">criptografar dados confidenciais </text:span></text:p>
      <text:p text:style-name="P109">-<text:span text:style-name="T254">usar protocolo de comunicação segura </text:span></text:p>
      <text:p text:style-name="P109">-<text:span text:style-name="T255">limpar a saída, retornar apenas dados que de fato serão utilizados naquela requisição </text:span></text:p>
      <text:p text:style-name="P109">-<text:span text:style-name="T256">monitorar a saída (identificar anomalias)</text:span></text:p>
      <text:p text:style-name="P109">-<text:span text:style-name="T257">realizar testes de estresse </text:span></text:p>
      <text:p text:style-name="P109"/>
      <text:p text:style-name="P110">MONITORAMENTO DA SAÍDA E REALIZAÇÃO DE TESTES </text:p>
      <text:p text:style-name="P110">-<text:span text:style-name="T258">testes devem fazer parte do ciclo de vida de um software</text:span><text:span text:style-name="T264">(metas, metodologias, ferramentas, <text:tab/>frequência e responsáveis)</text:span></text:p>
      <text:p text:style-name="P110">-<text:span text:style-name="T259">estabelecer um plano de testes de segurança </text:span></text:p>
      <text:p text:style-name="P110">-<text:span text:style-name="T260">identificar ameaças de segurança </text:span></text:p>
      <text:p text:style-name="P110">-<text:span text:style-name="T260">gerar e monitorar logs </text:span></text:p>
      <text:p text:style-name="P110">-<text:span text:style-name="T261">técnicas de detecção de anomalias </text:span></text:p>
      <text:p text:style-name="P111">-<text:span text:style-name="T262">revisão de código </text:span></text:p>
      <text:p text:style-name="P111">-<text:span text:style-name="T263">software atualizado </text:span></text:p>
      <text:p text:style-name="P111"/>
      <text:p text:style-name="P111"/>
      <text:p text:style-name="P111"/>
      <text:p text:style-name="P111"/>
      <text:p text:style-name="P32"><text:soft-page-break/>------------------------------------------------------------------------------------------------------------------------</text:p>
      <text:p text:style-name="P32"/>
      <text:p text:style-name="P32"/>
      <text:p text:style-name="P8">TEMA <text:span text:style-name="T265">3</text:span></text:p>
      <text:p text:style-name="P8">MÓDULO <text:span text:style-name="T265">1 </text:span></text:p>
      <text:p text:style-name="P8"/>
      <text:p text:style-name="P112">MODELAGEM, IMPLANTAÇÃO E VERIFICAÇÃO DE SOFTWARE SEGURO </text:p>
      <text:p text:style-name="P114"/>
      <text:p text:style-name="P115">VERIFICAÇÃO DE SEGURANÇA </text:p>
      <text:p text:style-name="P115">A IMPORTÂNCIA DO SOFTWARE SEGURO </text:p>
      <text:p text:style-name="P115">-<text:span text:style-name="T266">EXPLOITS </text:span></text:p>
      <text:p text:style-name="P115">-<text:span text:style-name="T267">são programas ou softwares projetados para abusar de vulnerabilidades de software ou hardware </text:span></text:p>
      <text:p text:style-name="P115">-<text:span text:style-name="T268">buscam acesso não autorizado e executar ações indesejadas </text:span></text:p>
      <text:p text:style-name="P115">-<text:span text:style-name="T269">tem relação </text:span><text:span text:style-name="T270">com</text:span><text:span text:style-name="T269"> uma técnica específica de exploração de vulnerabilidade</text:span></text:p>
      <text:p text:style-name="P115"/>
      <text:p text:style-name="P116">MALWARE </text:p>
      <text:p text:style-name="P116">-é um software malicioso </text:p>
      <text:p text:style-name="P116"/>
      <text:p text:style-name="P117">BUFFER OVERFLOW (estou de buffer)</text:p>
      <text:p text:style-name="P117">-<text:span text:style-name="T271">quando um programa tentar armazenar mais dados em uma área de armazenamento temporário do <text:tab/>que ele pode suportar, transbordando dados e abrindo brechas para execução de códigos <text:tab/>maliciosos</text:span></text:p>
      <text:p text:style-name="P117"/>
      <text:p text:style-name="P117">-<text:span text:style-name="T272">todo software possui bugs </text:span></text:p>
      <text:p text:style-name="P117"/>
      <text:p text:style-name="P117"/>
      <text:p text:style-name="P118">VULNERABILIDADES </text:p>
      <text:p text:style-name="P118">-<text:span text:style-name="T273">é uma falha específica no sistema gerada por descuido em um software, </text:span><text:span text:style-name="T281">ponto fraco do sistema</text:span></text:p>
      <text:p text:style-name="P118">-<text:span text:style-name="T274">possibilita a invasão do sistema, para acessar dados sem ter autenticação, consumir, alterar dados <text:tab/>ou até mesmo, assumir o controle do sistema</text:span></text:p>
      <text:p text:style-name="P118">-<text:span text:style-name="T275">nem todo bug gera vulnerabilidade, as vezes o bug apenas gera mal funcionamento do software </text:span></text:p>
      <text:p text:style-name="P118"/>
      <text:p text:style-name="P119">CONFIABILIDADE X SEGURANÇA </text:p>
      <text:p text:style-name="P120">1-<text:span text:style-name="T276">CONFIÁVEL</text:span>: baixa probabilidade de apresentar mal funcionamento, possibilita desempenho, <text:tab/>disponibilidade e eficácia</text:p>
      <text:p text:style-name="P120">2-<text:span text:style-name="T276">SEGURO: </text:span><text:span text:style-name="T277">foi projetado e implementado </text:span><text:span text:style-name="T278">com o objetivo de proteger o sistema contra ataque e <text:tab/>vulnera</text:span><text:span text:style-name="T279">b</text:span><text:span text:style-name="T278">ilidades. Aplicou técnicas de programação seguras, </text:span><text:span text:style-name="T280">usou criptografias para dados <text:tab/>sensíveis, usou controle de acesso</text:span></text:p>
      <text:p text:style-name="P120"/>
      <text:p text:style-name="P121">EXPLORANDO VULNERABIL<text:span text:style-name="T282">ID</text:span>ADES NOS SOFTWARE </text:p>
      <text:p text:style-name="P121">-<text:span text:style-name="T283">esta exploração de vulnerabilidade é feita através de um ‘exploit’, que são pedaços de códigos </text:span></text:p>
      <text:p text:style-name="P121">-<text:span text:style-name="T284">este exploit pode ser escrito </text:span><text:span text:style-name="T285">em</text:span><text:span text:style-name="T284"> diversas linguagens de programação </text:span></text:p>
      <text:p text:style-name="P121">-<text:span text:style-name="T286">o exploid carrega uma parte de código chamado de ‘payload’, </text:span><text:span text:style-name="T287">que é a carga útil do exploit </text:span></text:p>
      <text:p text:style-name="P121">-<text:span text:style-name="T288">é usado com técnica de injeção de código, como o ‘SQL injection’</text:span></text:p>
      <text:p text:style-name="P121"/>
      <text:p text:style-name="P122">SHELLCODE </text:p>
      <text:p text:style-name="P122">-<text:span text:style-name="T289">é um conjunto de instruções e comandos criados para serem executados assim que o código é <text:tab/>injetado, </text:span><text:span text:style-name="T290">geralmente feito em assembly</text:span></text:p>
      <text:p text:style-name="P122">-<text:span text:style-name="T291">após a execução, possibilita o invasor executar comando em CMD</text:span></text:p>
      <text:p text:style-name="P122"/>
      <text:p text:style-name="P123">RELAÇÃO DE VULNERABILIDADE, AMEAÇA E RISCO </text:p>
      <text:p text:style-name="P124"><text:soft-page-break/>AVALIAÇÃO DE SEGURANÇA: é feita tomando por base uma análise de risco, e o custo e <text:tab/>retorno de cada uma das estratégias voltadas para lidar com cada risco. Ou seja, precisa ser <text:tab/>viável financeiramente, pois os dados a serem protegidos, precisam realmente valer este <text:tab/>investimento</text:p>
      <text:p text:style-name="P124"/>
      <text:p text:style-name="P125">AMEAÇA: situação que expõe o sistema a um evento ou situação <text:span text:style-name="T292">que pode explorar uma <text:tab/>vulnerabilidade do software</text:span></text:p>
      <text:p text:style-name="P125">-<text:span text:style-name="T293">a ameaça só existe no encontro da vulnerabilidade com a exploração </text:span></text:p>
      <text:p text:style-name="P125">-<text:span text:style-name="T294">a vulnerabilidade então pode não representar uma ameaça real</text:span></text:p>
      <text:p text:style-name="P125"/>
      <text:p text:style-name="P126">RISCO </text:p>
      <text:p text:style-name="P126">-é a probabilidade de uma ameaça explorar uma vulnerabilidade para causar danos ao sistema </text:p>
      <text:p text:style-name="P126"/>
      <text:p text:style-name="P127">MATRIZ DE RISCO </text:p>
      <text:p text:style-name="P127">-ferramenta para avaliar e visualizar o risco associado a um projeto</text:p>
      <text:p text:style-name="P128">-<text:span text:style-name="T295">é o produto de probabilidade da ameaça X impacto</text:span></text:p>
      <text:p text:style-name="P128"/>
      <text:p text:style-name="P129">FRAMEWORK DE AVALIAÇÃO </text:p>
      <text:p text:style-name="P129">-<text:span text:style-name="T296">os 3 pilares da segurança da informação: confidencialidade, integridade e disponibilidade </text:span></text:p>
      <text:p text:style-name="P129"/>
      <text:p text:style-name="P130">AVALIAÇÃO DE RISCO DE SEGURANÇA DE SOFTWARE </text:p>
      <text:p text:style-name="P130">GESTÃO DE RISCO</text:p>
      <text:p text:style-name="P130">1-<text:span text:style-name="T297">IDENTIFICAR: </text:span><text:span text:style-name="T298">levantar ativos críticos do sistema. Para cada ativo, criar um perfil de risco</text:span></text:p>
      <text:p text:style-name="P131">2-AVALIAÇÃO: avaliar os riscos identificados, cruzar ameaças e vulnerabilidades. Alocar tempo e <text:tab/>recurso para tratar os riscos</text:p>
      <text:p text:style-name="P131">3-<text:span text:style-name="T299">TRATAMENTO: </text:span><text:span text:style-name="T300">definir abordagem de correção ou mitigação do risco identificado e avaliado. <text:tab/>Riscos dentro de níveis aceitáveis podem ser aceitos, ou no pior cenário, se preparar para o <text:tab/>impacto</text:span></text:p>
      <text:p text:style-name="P132">4-<text:span text:style-name="T301">PREVENÇÃO: implementar ferramentas e processos para minimizar a ocorrência de <text:tab/>vulnerabilidades e a consequente existência de ameaças aos ativos.</text:span></text:p>
      <text:p text:style-name="P132"/>
      <text:p text:style-name="P133">MÉTODOS DE VERIFICAÇÃO DE RISCO </text:p>
      <text:p text:style-name="P133">1-AUDITORIA DE SOFTWARE: análise de código (formato fonte ou binário) <text:span text:style-name="T302">para descobrir <text:tab/>vulnerabilidades exploráveis. </text:span></text:p>
      <text:p text:style-name="P133"><text:tab/>-<text:span text:style-name="T302">é feito por time amigo </text:span></text:p>
      <text:p text:style-name="P134">2-TESTE DE CAIXA PRETA: feito usando um software que manipula apenas as interfaces <text:tab/>expostas do sistema. Tenta submeter dados dos mais diversos tipos, buscando entrar um erro <text:tab/>inesperado não tratado do software.</text:p>
      <text:p text:style-name="P134"/>
      <text:p text:style-name="P134"/>
      <text:p text:style-name="P135">------------------------------------------------------------------------------------------------------------------------</text:p>
      <text:p text:style-name="P135"/>
      <text:p text:style-name="P135"/>
      <text:p text:style-name="P137">TEMA <text:span text:style-name="T265">3</text:span></text:p>
      <text:p text:style-name="P137">MÓDULO <text:span text:style-name="T303">2</text:span></text:p>
      <text:p text:style-name="P137"/>
      <text:p text:style-name="P139">MODELAGEM DE AMEAÇAS</text:p>
      <text:p text:style-name="P140">DEFINIÇÃO DOS OBJET<text:span text:style-name="T304">IV</text:span>OS </text:p>
      <text:p text:style-name="P140"/>
      <text:p text:style-name="P142">MODELAR AMEAÇAS</text:p>
      <text:p text:style-name="P142">-forma de identificar vulnerabilidades para priorizar contramedidas </text:p>
      <text:p text:style-name="P142"/>
      <text:p text:style-name="P143"><text:soft-page-break/>1-DEFINIR OBJETIVOS </text:p>
      <text:p text:style-name="P143">-<text:span text:style-name="T305">identificar </text:span><text:span text:style-name="T306">metas do sistema </text:span><text:span text:style-name="T311">(o que o sistema faz, para que, </text:span><text:span text:style-name="T312">é a finalidade do sistema</text:span><text:span text:style-name="T311">)</text:span></text:p>
      <text:p text:style-name="P143">-<text:span text:style-name="T306">identificar ativos (ativos são informações produzidas pelo sistema, </text:span><text:span text:style-name="T308">software, hardware etc...</text:span><text:span text:style-name="T306">)</text:span></text:p>
      <text:p text:style-name="P143">-<text:span text:style-name="T306">identificar ameaças potenciais </text:span><text:span text:style-name="T309">(brechas, fragilidades do sistema, internas ou externas)</text:span></text:p>
      <text:p text:style-name="P143">-<text:span text:style-name="T307">entender a conformidade regulamentar </text:span><text:span text:style-name="T310">(regulamentos e padrões normativos, tem ligação com <text:tab/>legalidade em si)</text:span></text:p>
      <text:p text:style-name="P143"/>
      <text:p text:style-name="P144">DIAGRAMAS DOS FLUXOS DE DADOS </text:p>
      <text:p text:style-name="P144">-<text:span text:style-name="T313">é uma representação visual do sistema e seus componentes, e como os dados fluem entre estes <text:tab/>componentes</text:span></text:p>
      <text:p text:style-name="P144"/>
      <text:p text:style-name="P145">-identificar componentes do sistema. (<text:span text:style-name="T314">servidores, bancos de dados e interface do usuário</text:span>)</text:p>
      <text:p text:style-name="P145">-<text:span text:style-name="T315">definir os fluxos de dados. (</text:span><text:span text:style-name="T316">como os dados transitam entre os componentes, entradas de usuários</text:span><text:span text:style-name="T315">)</text:span></text:p>
      <text:p text:style-name="P145">-<text:span text:style-name="T317">identificar armazenamentos do sistema. (</text:span><text:span text:style-name="T318">como os dados são armazenados e protegidos. Se são <text:tab/>internos e em bancos ou externos em nuvens</text:span><text:span text:style-name="T317">)</text:span></text:p>
      <text:p text:style-name="P145">-<text:span text:style-name="T319">identificar limites de confiança. (o sistema tem diferentes níveis de acesso, que podem acessar <text:tab/>determinados componentes do sistema)</text:span></text:p>
      <text:p text:style-name="P145">-<text:span text:style-name="T320">analisar fluxos de dados. (</text:span><text:span text:style-name="T321">com base nas etapas anteriores, é feita esta análise para levantar as <text:tab/>possíveis falhas de segurança</text:span><text:span text:style-name="T320">)</text:span></text:p>
      <text:p text:style-name="P145"/>
      <text:p text:style-name="P146">IDENTIFICAÇÃO DAS AMEAÇAS </text:p>
      <text:p text:style-name="P146">-<text:span text:style-name="T322">identificar agentes de ameaça. (quem ou o que pode ser uma ameaça, externas ou internas)</text:span></text:p>
      <text:p text:style-name="P146">-<text:span text:style-name="T322">identificar vetores de ameaça. (</text:span><text:span text:style-name="T323">como um agente pode acessar um sistema. Ex: as injeções de SQL</text:span><text:span text:style-name="T322">)</text:span></text:p>
      <text:p text:style-name="P146">-<text:span text:style-name="T324">identificar ações de ameaça. (</text:span><text:span text:style-name="T325">o que um agente pode executar depois de ter acesso</text:span><text:span text:style-name="T324">)</text:span></text:p>
      <text:p text:style-name="P146">-<text:span text:style-name="T326">categorizar ameaças. (categorizar com base em sua gravidade e probabilidade de ocorrer)</text:span></text:p>
      <text:p text:style-name="P146">-<text:span text:style-name="T327">documentar ameaças: (</text:span><text:span text:style-name="T328">documento formal com as ameaças identificas e o potencial impacto delas <text:tab/>no sistema</text:span><text:span text:style-name="T327">)</text:span></text:p>
      <text:p text:style-name="P146"/>
      <text:p text:style-name="P147">MITIGAÇÃO DAS AMEAÇAS </text:p>
      <text:p text:style-name="P147">-<text:span text:style-name="T329">é a etapa de elaborar contramedidas em relação as vulnerabilidades e possíveis ameaças <text:tab/>identificadas</text:span></text:p>
      <text:p text:style-name="P147"/>
      <text:p text:style-name="P148">ETAPAS </text:p>
      <text:p text:style-name="P148">1-PRIORIZAR AMEAÇAS: <text:span text:style-name="T330">com base na medição de impacto potencial e probabilidades de <text:tab/>ocorrência. A prioridade sempre são as mais críticas. Critérios: impacto, gravidade e risco</text:span></text:p>
      <text:p text:style-name="P149">2-AVALIAR EFICÁCIA: garantir que a contramedida aborda a ameaça identificada, Testes em <text:tab/>ambientes controlados usando diferentes cenários.</text:p>
      <text:p text:style-name="P149">3-<text:span text:style-name="T331">IMPLEMENTAR CONTRAMEDIDA</text:span><text:span text:style-name="T332">S</text:span><text:span text:style-name="T331">: integrar no sistema e assegurar que não interferiu em <text:tab/>outras funcionalidades. Deve cobrir funções: preventivas, detectivas, corretivas, <text:tab/>recuperativas e impeditivas</text:span></text:p>
      <text:p text:style-name="P150">4-<text:span text:style-name="T332">DOCUMENTAR CONTRAMEDIDAS: servem para garantir que possam ser mantidas e <text:tab/>atualizadas. Também para que se tenha um registro dos controles de segurança <text:tab/>implementados</text:span></text:p>
      <text:p text:style-name="P150"/>
      <text:p text:style-name="P151">VALIDAÇÃO DO MODELO DE AMEAÇAS </text:p>
      <text:p text:style-name="P151">-<text:span text:style-name="T333">revisar e testar </text:span></text:p>
      <text:p text:style-name="P151">-<text:span text:style-name="T334">garantir que atende a necessidade </text:span></text:p>
      <text:p text:style-name="P151">-<text:span text:style-name="T334">geralmente ocorre antes da fase de implantação </text:span></text:p>
      <text:p text:style-name="P151"/>
      <text:p text:style-name="P152">ETAPAS </text:p>
      <text:p text:style-name="P152">1-REVISÃO DO MODELO: revisar o diagrama de fluxo, e em relação as ameaças x contramedidas <text:tab/>desenvolvidas</text:p>
      <text:p text:style-name="P152"><text:soft-page-break/>2-TESTAR CONTRAMEDIDAS: garantir que as contramedidas são realmente eficazes </text:p>
      <text:p text:style-name="P152"><text:tab/>-<text:span text:style-name="T335">testar em ambiente controlado e simular diferentes ataques </text:span></text:p>
      <text:p text:style-name="P153">3-RESOLVER PROBLEMAS: <text:span text:style-name="T336">caso sejam identificados problemas nas contramedidas, estes então <text:tab/>são resolvidos (adição de novas medidas e/ou ajustes das já existentes)</text:span></text:p>
      <text:p text:style-name="P154">4-COMUNICAR RESULTADOS: <text:span text:style-name="T337">resultados comunicados a todas as partes interessadas.</text:span></text:p>
      <text:p text:style-name="P154"/>
      <text:p text:style-name="P154"/>
      <text:p text:style-name="P136">------------------------------------------------------------------------------------------------------------------------</text:p>
      <text:p text:style-name="P136"/>
      <text:p text:style-name="P136"/>
      <text:p text:style-name="P138">TEMA <text:span text:style-name="T265">3</text:span></text:p>
      <text:p text:style-name="P138">MÓDULO <text:span text:style-name="T338">3</text:span></text:p>
      <text:p text:style-name="P138"/>
      <text:p text:style-name="P155">IMPLANTAÇÃO DE SOFTWARE SEGURO </text:p>
      <text:p text:style-name="P155">-<text:span text:style-name="T339">DEFININDO OS REQUISITOS DE SEGURANÇA </text:span></text:p>
      <text:p text:style-name="P155">-<text:span text:style-name="T340">SSDLC – secure software development lifecycle – ciclo de vida de desenvolvimento seguro </text:span><text:span text:style-name="T365">ou <text:tab/>SDL – ciclo de desenvolvimento seguro</text:span></text:p>
      <text:p text:style-name="P155">-<text:span text:style-name="T344">4 etapas: requisitos, projeto, desenvolvimento, implantação e manutenção</text:span></text:p>
      <text:p text:style-name="P155"/>
      <text:p text:style-name="P156">REQUISITOS </text:p>
      <text:p text:style-name="P156">-na etapa de desenvolvimento de um software, se faz o levantamento dos requisitos funcionais e não <text:tab/>funcionais, logo, deve-se identificar os ‘requisitos de segurança’ </text:p>
      <text:p text:style-name="P156">-<text:span text:style-name="T341">vulnerabilidades identificadas posteriormente são mais custosas para corrigir </text:span></text:p>
      <text:p text:style-name="P156"/>
      <text:p text:style-name="P157">TIPOS DE REQUISITOS </text:p>
      <text:p text:style-name="P157">-de autenticação e controle de acesso </text:p>
      <text:p text:style-name="P157">-de proteção de dados (hash), referente ao tratamento dos dados durante seu fluxo </text:p>
      <text:p text:style-name="P157">-<text:span text:style-name="T342">de registro e auditoria: envolve logs, possibilita a rastreabilidade dos dados do sistema </text:span></text:p>
      <text:p text:style-name="P157">-<text:span text:style-name="T343">de conformidade: envolve regulamentação, leis e aspectos legais, como a LGPD, e outras normas </text:span></text:p>
      <text:p text:style-name="P157"/>
      <text:p text:style-name="P158">PROJETANDO SOFTWARE SEGURO </text:p>
      <text:p text:style-name="P158">-<text:span text:style-name="T345">fazer o design da arquitetura e especificações técnicas usando linguagens de modelagem </text:span></text:p>
      <text:p text:style-name="P158">-<text:span text:style-name="T346">fazer com base em segurança </text:span><text:span text:style-name="T347">ao design </text:span><text:span text:style-name="T348">(mentalidade de segurança desde o início do processo)</text:span></text:p>
      <text:p text:style-name="P158">-<text:span text:style-name="T349">analisar possíveis riscos e vulnerabilidades, buscando mitigar riscos </text:span></text:p>
      <text:p text:style-name="P158"/>
      <text:p text:style-name="P159">CONSIDERAÇÕES SEGURAS </text:p>
      <text:p text:style-name="P159">-<text:span text:style-name="T350">armazenamento e transmissão segura de dados </text:span><text:span text:style-name="T351">(criptografia)</text:span></text:p>
      <text:p text:style-name="P159">-<text:span text:style-name="T352">controle de acesso </text:span></text:p>
      <text:p text:style-name="P159">-<text:span text:style-name="T353">validação de entrada </text:span><text:span text:style-name="T354">(evitar exploração de vulnerabilidades, como injeção de SQL ou XSS)</text:span></text:p>
      <text:p text:style-name="P159">-<text:span text:style-name="T355">protocolos de comunicação seguros (HTTPS)</text:span></text:p>
      <text:p text:style-name="P159">-<text:span text:style-name="T356">tratamento de erros (tratar erros e exceções, não expondo o erro do software puro ao usuário)</text:span></text:p>
      <text:p text:style-name="P159"/>
      <text:p text:style-name="P160">DESENVOLVENDO SOFTWARE SEGURO </text:p>
      <text:p text:style-name="P160">-<text:span text:style-name="T357">práticas de segurança em todas as fases deste ciclo </text:span></text:p>
      <text:p text:style-name="P160">-<text:span text:style-name="T358">bibliotecas seguras, consolidadas no mercado </text:span></text:p>
      <text:p text:style-name="P160">-<text:span text:style-name="T359">validação de entrada, evitar ataques de buffer overflow </text:span></text:p>
      <text:p text:style-name="P160">-<text:span text:style-name="T360">armazenamento e transmissão segura de dados (criptografia)</text:span></text:p>
      <text:p text:style-name="P160">-<text:span text:style-name="T361">tratamento de erros e exceções(não expor o erro puro ao usuário)</text:span></text:p>
      <text:p text:style-name="P160">-<text:span text:style-name="T362">controle de acesso, mecanismos de autenticação </text:span><text:span text:style-name="T363">(uso do protocolo RBAC)</text:span></text:p>
      <text:p text:style-name="P160">-<text:span text:style-name="T364">protocolo de comunicação segura (HTTPS)</text:span></text:p>
      <text:p text:style-name="P160"/>
      <text:p text:style-name="P160"/>
      <text:p text:style-name="P161"><text:soft-page-break/>TESTANDO O SOFTWARE</text:p>
      <text:p text:style-name="P161">-<text:span text:style-name="T366">garantir que o software funcione conforme o planejado e os requisitos de segurança </text:span></text:p>
      <text:p text:style-name="P161">-<text:span text:style-name="T366">realizado antes da implantação do software </text:span></text:p>
      <text:p text:style-name="P161">-<text:span text:style-name="T367">testes unitários, nos núcleos de co</text:span><text:span text:style-name="T368">dificação </text:span></text:p>
      <text:p text:style-name="P161">-<text:span text:style-name="T368">testes de integração, unidades de código juntas </text:span></text:p>
      <text:p text:style-name="P161">-<text:span text:style-name="T368">teste de aceitação </text:span></text:p>
      <text:p text:style-name="P161">-<text:span text:style-name="T368">teste funcional, executa as funções a qual se destina </text:span></text:p>
      <text:p text:style-name="P161">-<text:span text:style-name="T369">teste de segurança, que faz teste de penetração </text:span><text:span text:style-name="T371">(pentest)</text:span></text:p>
      <text:p text:style-name="P161">-<text:span text:style-name="T370">teste de compatibilidade, </text:span><text:span text:style-name="T372">para ver se ele funciona em diferentes plataformas, navegadores e <text:tab/>dispositivos</text:span></text:p>
      <text:p text:style-name="P162">-teste de desempenho, relacionado a disponibilidade do sistema</text:p>
      <text:p text:style-name="P162">-<text:span text:style-name="T373">teste de usabilidade, ver se o software é fácil de usar e atende às necessidades do usuário</text:span></text:p>
      <text:p text:style-name="P162"/>
      <text:p text:style-name="P163">IMPLANTANDO E FAZENDO MANUTENÇÃO DO SOFTWARE </text:p>
      <text:p text:style-name="P163">-</text:p>
      <text:p text:style-name="P162"/>
      <text:p text:style-name="P160"/>
      <text:p text:style-name="P160"/>
      <text:p text:style-name="P160"/>
      <text:p text:style-name="P159"/>
      <text:p text:style-name="P159"/>
      <text:p text:style-name="P157"/>
      <text:p text:style-name="P157"/>
      <text:p text:style-name="P157"/>
      <text:p text:style-name="P157"/>
      <text:p text:style-name="P157"/>
      <text:p text:style-name="P155"/>
      <text:p text:style-name="P154"/>
      <text:p text:style-name="P154"/>
      <text:p text:style-name="P154"/>
      <text:p text:style-name="P154"/>
      <text:p text:style-name="P151"/>
      <text:p text:style-name="P151"/>
      <text:p text:style-name="P150"/>
      <text:p text:style-name="P150"/>
      <text:p text:style-name="P146"/>
      <text:p text:style-name="P146"/>
      <text:p text:style-name="P145"/>
      <text:p text:style-name="P145"/>
      <text:p text:style-name="P145"/>
      <text:p text:style-name="P143"/>
      <text:p text:style-name="P143"/>
      <text:p text:style-name="P143"/>
      <text:p text:style-name="P141"/>
      <text:p text:style-name="P134"/>
      <text:p text:style-name="P134"/>
      <text:p text:style-name="P132"/>
      <text:p text:style-name="P132"/>
      <text:p text:style-name="P132"/>
      <text:p text:style-name="P128"><text:s/></text:p>
      <text:p text:style-name="P126"/>
      <text:p text:style-name="P126"/>
      <text:p text:style-name="P125"><text:soft-page-break/></text:p>
      <text:p text:style-name="P125"/>
      <text:p text:style-name="P125"/>
      <text:p text:style-name="P122"/>
      <text:p text:style-name="P120"/>
      <text:p text:style-name="P120"/>
      <text:p text:style-name="P120"/>
      <text:p text:style-name="P117"/>
      <text:p text:style-name="P116"/>
      <text:p text:style-name="P116"/>
      <text:p text:style-name="P116"/>
      <text:p text:style-name="P115"/>
      <text:p text:style-name="P112"/>
      <text:p text:style-name="P112"/>
      <text:p text:style-name="P111"/>
      <text:p text:style-name="P111"/>
      <text:p text:style-name="P109"/>
      <text:p text:style-name="P109"/>
      <text:p text:style-name="P107"/>
      <text:p text:style-name="P106"/>
      <text:p text:style-name="P106"/>
      <text:p text:style-name="P106"/>
      <text:p text:style-name="P104"/>
      <text:p text:style-name="P104"/>
      <text:p text:style-name="P103"/>
      <text:p text:style-name="P103"/>
      <text:p text:style-name="P103"/>
      <text:p text:style-name="P103"/>
      <text:p text:style-name="P103"/>
      <text:p text:style-name="P103"/>
      <text:p text:style-name="P99"/>
      <text:p text:style-name="P99"/>
      <text:p text:style-name="P99"/>
      <text:p text:style-name="P98"/>
      <text:p text:style-name="P98"/>
      <text:p text:style-name="P97"/>
      <text:p text:style-name="P97"/>
      <text:p text:style-name="P96"/>
      <text:p text:style-name="P96"/>
      <text:p text:style-name="P92"/>
      <text:p text:style-name="P92"/>
      <text:p text:style-name="P90"/>
      <text:p text:style-name="P86"/>
      <text:p text:style-name="P86"/>
      <text:p text:style-name="P86"/>
      <text:p text:style-name="P86"/>
      <text:p text:style-name="P82"/>
      <text:p text:style-name="P82"/>
      <text:p text:style-name="P81"/>
      <text:p text:style-name="P81"/>
      <text:p text:style-name="P80"/>
      <text:p text:style-name="P80"/>
      <text:p text:style-name="P80"><text:soft-page-break/></text:p>
      <text:p text:style-name="P80"/>
      <text:p text:style-name="P59"/>
      <text:p text:style-name="P59"><text:s/></text:p>
      <text:p text:style-name="P51"/>
      <text:p text:style-name="P49"/>
      <text:p text:style-name="P48"/>
      <text:p text:style-name="P47"/>
      <text:p text:style-name="P46"/>
      <text:p text:style-name="P37"/>
      <text:p text:style-name="P35"/>
      <text:p text:style-name="P34"/>
      <text:p text:style-name="P24"/>
      <text:p text:style-name="P24"/>
      <text:p text:style-name="P21"/>
      <text:p text:style-name="P21"/>
      <text:p text:style-name="P19"/>
      <text:p text:style-name="P17"/>
      <text:p text:style-name="P17"/>
      <text:p text:style-name="P14"/>
      <text:p text:style-name="P14"/>
      <text:p text:style-name="P13"/>
      <text:p text:style-name="P13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6T19:41:45.033000000</meta:creation-date>
    <dc:date>2025-01-23T20:30:34.533000000</dc:date>
    <meta:editing-duration>P13DT10H12M33S</meta:editing-duration>
    <meta:editing-cycles>576</meta:editing-cycles>
    <meta:generator>LibreOffice/24.2.3.2$Windows_X86_64 LibreOffice_project/433d9c2ded56988e8a90e6b2e771ee4e6a5ab2ba</meta:generator>
    <meta:document-statistic meta:table-count="0" meta:image-count="0" meta:object-count="0" meta:page-count="17" meta:paragraph-count="485" meta:word-count="4463" meta:character-count="31619" meta:non-whitespace-character-count="27201"/>
  </office:meta>
</office:document-meta>
</file>